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4.81cm"/>
    </style:style>
    <style:style style:name="co2" style:family="table-column">
      <style:table-column-properties fo:break-before="auto" style:column-width="3.283cm"/>
    </style:style>
    <style:style style:name="co3" style:family="table-column">
      <style:table-column-properties fo:break-before="auto" style:column-width="3.687cm"/>
    </style:style>
    <style:style style:name="co4" style:family="table-column">
      <style:table-column-properties fo:break-before="auto" style:column-width="24.81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79cm"/>
    </style:style>
    <style:style style:name="co7" style:family="table-column">
      <style:table-column-properties fo:break-before="auto" style:column-width="8.994cm"/>
    </style:style>
    <style:style style:name="co8" style:family="table-column">
      <style:table-column-properties fo:break-before="auto" style:column-width="1.829cm"/>
    </style:style>
    <style:style style:name="co9" style:family="table-column">
      <style:table-column-properties fo:break-before="auto" style:column-width="1.838cm"/>
    </style:style>
    <style:style style:name="co10" style:family="table-column">
      <style:table-column-properties fo:break-before="auto" style:column-width="1.815cm"/>
    </style:style>
    <style:style style:name="co11" style:family="table-column">
      <style:table-column-properties fo:break-before="auto" style:column-width="2.074cm"/>
    </style:style>
    <style:style style:name="co12" style:family="table-column">
      <style:table-column-properties fo:break-before="auto" style:column-width="2.027cm"/>
    </style:style>
    <style:style style:name="co13" style:family="table-column">
      <style:table-column-properties fo:break-before="auto" style:column-width="1.792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674cm"/>
    </style:style>
    <style:style style:name="co16" style:family="table-column">
      <style:table-column-properties fo:break-before="auto" style:column-width="1.981cm"/>
    </style:style>
    <style:style style:name="co17" style:family="table-column">
      <style:table-column-properties fo:break-before="auto" style:column-width="2.522cm"/>
    </style:style>
    <style:style style:name="co18" style:family="table-column">
      <style:table-column-properties fo:break-before="auto" style:column-width="2.452cm"/>
    </style:style>
    <style:style style:name="co19" style:family="table-column">
      <style:table-column-properties fo:break-before="auto" style:column-width="2.593cm"/>
    </style:style>
    <style:style style:name="co20" style:family="table-column">
      <style:table-column-properties fo:break-before="auto" style:column-width="4.57cm"/>
    </style:style>
    <style:style style:name="co21" style:family="table-column">
      <style:table-column-properties fo:break-before="auto" style:column-width="2.545cm"/>
    </style:style>
    <style:style style:name="co22" style:family="table-column">
      <style:table-column-properties fo:break-before="auto" style:column-width="1.933cm"/>
    </style:style>
    <style:style style:name="co23" style:family="table-column">
      <style:table-column-properties fo:break-before="auto" style:column-width="1.956cm"/>
    </style:style>
    <style:style style:name="co24" style:family="table-column">
      <style:table-column-properties fo:break-before="auto" style:column-width="4.895cm"/>
    </style:style>
    <style:style style:name="co25" style:family="table-column">
      <style:table-column-properties fo:break-before="auto" style:column-width="4.385cm"/>
    </style:style>
    <style:style style:name="co26" style:family="table-column">
      <style:table-column-properties fo:break-before="auto" style:column-width="7.16cm"/>
    </style:style>
    <style:style style:name="co27" style:family="table-column">
      <style:table-column-properties fo:break-before="auto" style:column-width="3.953cm"/>
    </style:style>
    <style:style style:name="co28" style:family="table-column">
      <style:table-column-properties fo:break-before="auto" style:column-width="2.838cm"/>
    </style:style>
    <style:style style:name="co29" style:family="table-column">
      <style:table-column-properties fo:break-before="auto" style:column-width="4.51cm"/>
    </style:style>
    <style:style style:name="co30" style:family="table-column">
      <style:table-column-properties fo:break-before="auto" style:column-width="5.517cm"/>
    </style:style>
    <style:style style:name="co31" style:family="table-column">
      <style:table-column-properties fo:break-before="auto" style:column-width="3.448cm"/>
    </style:style>
    <style:style style:name="co32" style:family="table-column">
      <style:table-column-properties fo:break-before="auto" style:column-width="3.209cm"/>
    </style:style>
    <style:style style:name="co33" style:family="table-column">
      <style:table-column-properties fo:break-before="auto" style:column-width="6.101cm"/>
    </style:style>
    <style:style style:name="co34" style:family="table-column">
      <style:table-column-properties fo:break-before="auto" style:column-width="0.265cm"/>
    </style:style>
    <style:style style:name="co35" style:family="table-column">
      <style:table-column-properties fo:break-before="auto" style:column-width="8.038cm"/>
    </style:style>
    <style:style style:name="ro1" style:family="table-row">
      <style:table-row-properties style:row-height="0.788cm" fo:break-before="auto" style:use-optimal-row-height="fals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085cm" fo:break-before="auto" style:use-optimal-row-height="false"/>
    </style:style>
    <style:style style:name="ro5" style:family="table-row">
      <style:table-row-properties style:row-height="1.194cm" fo:break-before="auto" style:use-optimal-row-height="false"/>
    </style:style>
    <style:style style:name="ro6" style:family="table-row">
      <style:table-row-properties style:row-height="1.328cm" fo:break-before="auto" style:use-optimal-row-height="false"/>
    </style:style>
    <style:style style:name="ro7" style:family="table-row">
      <style:table-row-properties style:row-height="1.221cm" fo:break-before="auto" style:use-optimal-row-height="false"/>
    </style:style>
    <style:style style:name="ro8" style:family="table-row">
      <style:table-row-properties style:row-height="1.141cm" fo:break-before="auto" style:use-optimal-row-height="false"/>
    </style:style>
    <style:style style:name="ro9" style:family="table-row">
      <style:table-row-properties style:row-height="1.217cm" fo:break-before="auto" style:use-optimal-row-height="false"/>
    </style:style>
    <style:style style:name="ro10" style:family="table-row">
      <style:table-row-properties style:row-height="1.274cm" fo:break-before="auto" style:use-optimal-row-height="fals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873cm" fo:break-before="auto" style:use-optimal-row-height="false"/>
    </style:style>
    <style:style style:name="ro13" style:family="table-row">
      <style:table-row-properties style:row-height="0.612cm" fo:break-before="auto" style:use-optimal-row-height="true"/>
    </style:style>
    <style:style style:name="ro14" style:family="table-row">
      <style:table-row-properties style:row-height="0.26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0" style:family="table-cell" style:parent-style-name="Default">
      <style:table-cell-properties fo:background-color="#3465a4" style:text-align-source="fix" style:repeat-content="false" fo:border="0.74pt solid #000000" style:vertical-align="middle"/>
      <style:paragraph-properties fo:text-align="center" fo:margin-left="0cm"/>
      <style:text-properties fo:color="#ffffff" fo:font-size="18pt" fo:font-weight="bold" style:font-size-asian="18pt" style:font-weight-asian="bold" style:font-size-complex="18pt" style:font-weight-complex="bold"/>
    </style:style>
    <style:style style:name="ce51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start" fo:margin-left="0cm"/>
      <style:text-properties fo:font-size="18pt" style:font-size-asian="18pt" style:font-size-complex="18pt"/>
    </style:style>
    <style:style style:name="ce52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54" style:family="table-cell" style:parent-style-name="Default">
      <style:table-cell-properties fo:background-color="#3465a4" style:text-align-source="fix" style:repeat-content="false" fo:border="0.74pt solid #000000" style:vertical-align="middle"/>
      <style:paragraph-properties fo:text-align="start" fo:margin-left="0.353cm"/>
      <style:text-properties fo:color="#ffffff" fo:font-size="18pt" fo:font-weight="bold" style:font-size-asian="18pt" style:font-weight-asian="bold" style:font-size-complex="18pt" style:font-weight-complex="bold"/>
    </style:style>
    <style:style style:name="ce5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start" fo:margin-left="0.353cm"/>
      <style:text-properties fo:font-size="18pt" style:font-size-asian="18pt" style:font-size-complex="18pt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>
      <style:table-cell-properties fo:background-color="#6b5e9b" style:text-align-source="fix" style:repeat-content="false" fo:border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58" style:family="table-cell" style:parent-style-name="Default">
      <style:table-cell-properties fo:background-color="#e0c2cd" style:text-align-source="fix" style:repeat-content="false" fo:border="0.74pt solid #000000" style:vertical-align="middl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0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center" fo:margin-left="0cm"/>
    </style:style>
    <style:style style:name="ce62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cm"/>
    </style:style>
    <style:style style:name="ce63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66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cm"/>
    </style:style>
    <style:style style:name="ce67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color="#ffffff" fo:font-size="18pt" fo:font-weight="bold" style:font-size-asian="18pt" style:font-weight-asian="bold" style:font-size-complex="18pt" style:font-weight-complex="bold"/>
    </style:style>
    <style:style style:name="ce68" style:family="table-cell" style:parent-style-name="Default">
      <style:table-cell-properties fo:background-color="#6b5e9b" style:text-align-source="fix" style:repeat-content="false" fo:border="0.74pt solid #000000" style:vertical-align="middle"/>
      <style:paragraph-properties fo:text-align="center" fo:margin-left="0cm"/>
      <style:text-properties fo:color="#ffffff" fo:font-size="18pt" fo:font-weight="bold" style:font-size-asian="18pt" style:font-weight-asian="bold" style:font-size-complex="18pt" style:font-weight-complex="bold"/>
    </style:style>
    <style:style style:name="ce69" style:family="table-cell" style:parent-style-name="Default">
      <style:table-cell-properties fo:background-color="#e0c2cd" style:text-align-source="fix" style:repeat-content="false" fo:border="0.74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32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fo:font-size="18pt" fo:font-weight="bold" style:font-size-asian="18pt" style:font-weight-asian="bold" style:font-size-complex="18pt" style:font-weight-complex="bold"/>
    </style:style>
    <style:style style:name="ce5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3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eeeeee" fo:border="0.74pt solid #000000"/>
    </style:style>
    <style:style style:name="ce37" style:family="table-cell" style:parent-style-name="Default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000000" fo:font-size="18pt" fo:font-weight="bold" style:font-size-asian="18pt" style:font-weight-asian="bold" style:font-size-complex="18pt" style:font-weight-complex="bold"/>
    </style:style>
    <style:style style:name="ce38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cm"/>
      <style:text-properties fo:color="#000000" fo:font-size="18pt" fo:font-weight="bold" style:font-size-asian="18pt" style:font-weight-asian="bold" style:font-size-complex="18pt" style:font-weight-complex="bold"/>
    </style:style>
    <style:style style:name="ce39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 fo:margin-left="0cm"/>
      <style:text-properties fo:color="#000000" fo:font-size="18pt" fo:font-weight="bold" style:font-size-asian="18pt" style:font-weight-asian="bold" style:font-size-complex="18pt" style:font-weight-complex="bold"/>
    </style:style>
    <style:style style:name="ce40" style:family="table-cell" style:parent-style-name="Default">
      <style:table-cell-properties fo:background-color="#666666" fo:border="0.74pt solid #000000"/>
    </style:style>
    <style:style style:name="ce41" style:family="table-cell" style:parent-style-name="Default">
      <style:table-cell-properties fo:background-color="#666666"/>
    </style:style>
    <style:style style:name="ce42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cm"/>
      <style:text-properties fo:color="#ffffff" fo:font-size="18pt" fo:font-weight="bold" style:font-size-asian="18pt" style:font-weight-asian="bold" style:font-size-complex="1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struction S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6"/>
        <table:table-row table:style-name="ro1">
          <table:table-cell table:style-name="ce50" office:value-type="string" calcext:value-type="string">
            <text:p>Instruction</text:p>
          </table:table-cell>
          <table:table-cell table:style-name="ce50" office:value-type="string" calcext:value-type="string">
            <text:p>Length</text:p>
          </table:table-cell>
          <table:table-cell table:style-name="ce50" office:value-type="string" calcext:value-type="string">
            <text:p>Op Code</text:p>
          </table:table-cell>
          <table:table-cell table:style-name="ce54" office:value-type="string" calcext:value-type="string">
            <text:p>Description</text:p>
          </table:table-cell>
        </table:table-row>
        <table:table-row table:style-name="ro2">
          <table:table-cell table:style-name="ce51" office:value-type="string" calcext:value-type="string">
            <text:p>NOP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0x00</text:p>
          </table:table-cell>
          <table:table-cell table:style-name="ce55" office:value-type="string" calcext:value-type="string">
            <text:p>No operation</text:p>
          </table:table-cell>
        </table:table-row>
        <table:table-row table:style-name="ro2">
          <table:table-cell table:style-name="ce51" office:value-type="string" calcext:value-type="string">
            <text:p>HALT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&quot;0x&quot;&amp;DEC2HEX(HEX2DEC(MID([.C2];3;255)) + 1; 2)" office:value-type="string" office:string-value="0x01" calcext:value-type="string">
            <text:p>0x01</text:p>
          </table:table-cell>
          <table:table-cell table:style-name="ce55" office:value-type="string" calcext:value-type="string">
            <text:p>Stop clock</text:p>
          </table:table-cell>
        </table:table-row>
        <table:table-row table:style-name="ro2">
          <table:table-cell table:style-name="ce51" office:value-type="string" calcext:value-type="string">
            <text:p>LDAI num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formula="of:=&quot;0x&quot;&amp;DEC2HEX(HEX2DEC(MID([.C3];3;255)) + 1; 2)" office:value-type="string" office:string-value="0x02" calcext:value-type="string">
            <text:p>0x02</text:p>
          </table:table-cell>
          <table:table-cell table:style-name="ce55" office:value-type="string" calcext:value-type="string">
            <text:p>Load A register with immediate value</text:p>
          </table:table-cell>
        </table:table-row>
        <table:table-row table:style-name="ro2">
          <table:table-cell table:style-name="ce51" office:value-type="string" calcext:value-type="string">
            <text:p>LDA addr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formula="of:=&quot;0x&quot;&amp;DEC2HEX(HEX2DEC(MID([.C4];3;255)) + 1; 2)" office:value-type="string" office:string-value="0x03" calcext:value-type="string">
            <text:p>0x03</text:p>
          </table:table-cell>
          <table:table-cell table:style-name="ce55" office:value-type="string" calcext:value-type="string">
            <text:p>Load A register with memory content</text:p>
          </table:table-cell>
        </table:table-row>
        <table:table-row table:style-name="ro2">
          <table:table-cell table:style-name="ce51" office:value-type="string" calcext:value-type="string">
            <text:p>STA addr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formula="of:=&quot;0x&quot;&amp;DEC2HEX(HEX2DEC(MID([.C5];3;255)) + 1; 2)" office:value-type="string" office:string-value="0x04" calcext:value-type="string">
            <text:p>0x04</text:p>
          </table:table-cell>
          <table:table-cell table:style-name="ce55" office:value-type="string" calcext:value-type="string">
            <text:p>Store A register content to memory</text:p>
          </table:table-cell>
        </table:table-row>
        <table:table-row table:style-name="ro2">
          <table:table-cell table:style-name="ce51" office:value-type="string" calcext:value-type="string">
            <text:p>LDBI num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formula="of:=&quot;0x&quot;&amp;DEC2HEX(HEX2DEC(MID([.C6];3;255)) + 1; 2)" office:value-type="string" office:string-value="0x05" calcext:value-type="string">
            <text:p>0x05</text:p>
          </table:table-cell>
          <table:table-cell table:style-name="ce55" office:value-type="string" calcext:value-type="string">
            <text:p>Load B register with immediate value</text:p>
          </table:table-cell>
        </table:table-row>
        <table:table-row table:style-name="ro2">
          <table:table-cell table:style-name="ce51" office:value-type="string" calcext:value-type="string">
            <text:p>LDB addr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formula="of:=&quot;0x&quot;&amp;DEC2HEX(HEX2DEC(MID([.C7];3;255)) + 1; 2)" office:value-type="string" office:string-value="0x06" calcext:value-type="string">
            <text:p>0x06</text:p>
          </table:table-cell>
          <table:table-cell table:style-name="ce55" office:value-type="string" calcext:value-type="string">
            <text:p>Load B register with memory content</text:p>
          </table:table-cell>
        </table:table-row>
        <table:table-row table:style-name="ro2">
          <table:table-cell table:style-name="ce51" office:value-type="string" calcext:value-type="string">
            <text:p>STB addr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formula="of:=&quot;0x&quot;&amp;DEC2HEX(HEX2DEC(MID([.C8];3;255)) + 1; 2)" office:value-type="string" office:string-value="0x07" calcext:value-type="string">
            <text:p>0x07</text:p>
          </table:table-cell>
          <table:table-cell table:style-name="ce55" office:value-type="string" calcext:value-type="string">
            <text:p>Store B register content to memory</text:p>
          </table:table-cell>
        </table:table-row>
        <table:table-row table:style-name="ro2">
          <table:table-cell table:style-name="ce51" office:value-type="string" calcext:value-type="string">
            <text:p>ADD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&quot;0x&quot;&amp;DEC2HEX(HEX2DEC(MID([.C9];3;255)) + 1; 2)" office:value-type="string" office:string-value="0x08" calcext:value-type="string">
            <text:p>0x08</text:p>
          </table:table-cell>
          <table:table-cell table:style-name="ce55" office:value-type="string" calcext:value-type="string">
            <text:p>Sum A and B registers and put the result to A register</text:p>
          </table:table-cell>
        </table:table-row>
        <table:table-row table:style-name="ro2">
          <table:table-cell table:style-name="ce51" office:value-type="string" calcext:value-type="string">
            <text:p>SUB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&quot;0x&quot;&amp;DEC2HEX(HEX2DEC(MID([.C10];3;255)) + 1; 2)" office:value-type="string" office:string-value="0x09" calcext:value-type="string">
            <text:p>0x09</text:p>
          </table:table-cell>
          <table:table-cell table:style-name="ce55" office:value-type="string" calcext:value-type="string">
            <text:p>Subtract B register from A register and put the result to A register</text:p>
          </table:table-cell>
        </table:table-row>
        <table:table-row table:style-name="ro2">
          <table:table-cell table:style-name="ce51" office:value-type="string" calcext:value-type="string">
            <text:p>OUT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&quot;0x&quot;&amp;DEC2HEX(HEX2DEC(MID([.C11];3;255)) + 1; 2)" office:value-type="string" office:string-value="0x0A" calcext:value-type="string">
            <text:p>0x0A</text:p>
          </table:table-cell>
          <table:table-cell table:style-name="ce55" office:value-type="string" calcext:value-type="string">
            <text:p>Put A register content to OUT register</text:p>
          </table:table-cell>
        </table:table-row>
        <table:table-row table:style-name="ro2">
          <table:table-cell table:style-name="ce51" office:value-type="string" calcext:value-type="string">
            <text:p>JMP addr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formula="of:=&quot;0x&quot;&amp;DEC2HEX(HEX2DEC(MID([.C12];3;255)) + 1; 2)" office:value-type="string" office:string-value="0x0B" calcext:value-type="string">
            <text:p>0x0B</text:p>
          </table:table-cell>
          <table:table-cell table:style-name="ce55" office:value-type="string" calcext:value-type="string">
            <text:p>Jump to the given address</text:p>
          </table:table-cell>
        </table:table-row>
        <table:table-row table:style-name="ro2">
          <table:table-cell table:style-name="ce51" office:value-type="string" calcext:value-type="string">
            <text:p>JZ addr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formula="of:=&quot;0x&quot;&amp;DEC2HEX(HEX2DEC(MID([.C13];3;255)) + 1; 2)" office:value-type="string" office:string-value="0x0C" calcext:value-type="string">
            <text:p>0x0C</text:p>
          </table:table-cell>
          <table:table-cell table:style-name="ce55" office:value-type="string" calcext:value-type="string">
            <text:p>Jump to the given address if the zero flag is 1</text:p>
          </table:table-cell>
        </table:table-row>
        <table:table-row table:style-name="ro2">
          <table:table-cell table:style-name="ce51" office:value-type="string" calcext:value-type="string">
            <text:p>JC addr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formula="of:=&quot;0x&quot;&amp;DEC2HEX(HEX2DEC(MID([.C14];3;255)) + 1; 2)" office:value-type="string" office:string-value="0x0D" calcext:value-type="string">
            <text:p>0x0D</text:p>
          </table:table-cell>
          <table:table-cell table:style-name="ce55" office:value-type="string" calcext:value-type="string">
            <text:p>Jump to the given address if the carry flag is 1</text:p>
          </table:table-cell>
        </table:table-row>
        <table:table-row table:style-name="ro2">
          <table:table-cell table:style-name="ce51"/>
          <table:table-cell table:style-name="ce52"/>
          <table:table-cell table:style-name="ce52" table:formula="of:=&quot;0x&quot;&amp;DEC2HEX(HEX2DEC(MID([.C15];3;255)) + 1; 2)" office:value-type="string" office:string-value="0x0E" calcext:value-type="string">
            <text:p>0x0E</text:p>
          </table:table-cell>
          <table:table-cell table:style-name="ce55"/>
        </table:table-row>
        <table:table-row table:style-name="ro2">
          <table:table-cell table:style-name="ce51"/>
          <table:table-cell table:style-name="ce52"/>
          <table:table-cell table:style-name="ce52" table:formula="of:=&quot;0x&quot;&amp;DEC2HEX(HEX2DEC(MID([.C16];3;255)) + 1; 2)" office:value-type="string" office:string-value="0x0F" calcext:value-type="string">
            <text:p>0x0F</text:p>
          </table:table-cell>
          <table:table-cell table:style-name="ce55"/>
        </table:table-row>
        <table:table-row table:style-name="ro2">
          <table:table-cell table:style-name="ce51"/>
          <table:table-cell table:style-name="ce52"/>
          <table:table-cell table:style-name="ce52" table:formula="of:=&quot;0x&quot;&amp;DEC2HEX(HEX2DEC(MID([.C17];3;255)) + 1; 2)" office:value-type="string" office:string-value="0x10" calcext:value-type="string">
            <text:p>0x10</text:p>
          </table:table-cell>
          <table:table-cell table:style-name="ce55"/>
        </table:table-row>
        <table:table-row table:style-name="ro2">
          <table:table-cell table:style-name="ce51"/>
          <table:table-cell table:style-name="ce52"/>
          <table:table-cell table:style-name="ce52" table:formula="of:=&quot;0x&quot;&amp;DEC2HEX(HEX2DEC(MID([.C18];3;255)) + 1; 2)" office:value-type="string" office:string-value="0x11" calcext:value-type="string">
            <text:p>0x11</text:p>
          </table:table-cell>
          <table:table-cell table:style-name="ce55"/>
        </table:table-row>
        <table:table-row table:style-name="ro2">
          <table:table-cell table:style-name="ce51"/>
          <table:table-cell table:style-name="ce52"/>
          <table:table-cell table:style-name="ce52" table:formula="of:=&quot;0x&quot;&amp;DEC2HEX(HEX2DEC(MID([.C19];3;255)) + 1; 2)" office:value-type="string" office:string-value="0x12" calcext:value-type="string">
            <text:p>0x12</text:p>
          </table:table-cell>
          <table:table-cell table:style-name="ce55"/>
        </table:table-row>
        <table:table-row table:style-name="ro2">
          <table:table-cell table:style-name="ce51"/>
          <table:table-cell table:style-name="ce52"/>
          <table:table-cell table:style-name="ce52" table:formula="of:=&quot;0x&quot;&amp;DEC2HEX(HEX2DEC(MID([.C20];3;255)) + 1; 2)" office:value-type="string" office:string-value="0x13" calcext:value-type="string">
            <text:p>0x13</text:p>
          </table:table-cell>
          <table:table-cell table:style-name="ce55"/>
        </table:table-row>
        <table:table-row table:style-name="ro2">
          <table:table-cell table:style-name="ce51"/>
          <table:table-cell table:style-name="ce52"/>
          <table:table-cell table:style-name="ce52" table:formula="of:=&quot;0x&quot;&amp;DEC2HEX(HEX2DEC(MID([.C21];3;255)) + 1; 2)" office:value-type="string" office:string-value="0x14" calcext:value-type="string">
            <text:p>0x14</text:p>
          </table:table-cell>
          <table:table-cell table:style-name="ce55"/>
        </table:table-row>
        <table:table-row table:style-name="ro2">
          <table:table-cell table:style-name="ce51"/>
          <table:table-cell table:style-name="ce52"/>
          <table:table-cell table:style-name="ce52" table:formula="of:=&quot;0x&quot;&amp;DEC2HEX(HEX2DEC(MID([.C22];3;255)) + 1; 2)" office:value-type="string" office:string-value="0x15" calcext:value-type="string">
            <text:p>0x15</text:p>
          </table:table-cell>
          <table:table-cell table:style-name="ce55"/>
        </table:table-row>
        <table:table-row table:style-name="ro2">
          <table:table-cell table:style-name="ce51"/>
          <table:table-cell table:style-name="ce52"/>
          <table:table-cell table:style-name="ce52" table:formula="of:=&quot;0x&quot;&amp;DEC2HEX(HEX2DEC(MID([.C23];3;255)) + 1; 2)" office:value-type="string" office:string-value="0x16" calcext:value-type="string">
            <text:p>0x16</text:p>
          </table:table-cell>
          <table:table-cell table:style-name="ce55"/>
        </table:table-row>
        <table:table-row table:style-name="ro2">
          <table:table-cell table:style-name="ce51"/>
          <table:table-cell table:style-name="ce52"/>
          <table:table-cell table:style-name="ce52" table:formula="of:=&quot;0x&quot;&amp;DEC2HEX(HEX2DEC(MID([.C24];3;255)) + 1; 2)" office:value-type="string" office:string-value="0x17" calcext:value-type="string">
            <text:p>0x17</text:p>
          </table:table-cell>
          <table:table-cell table:style-name="ce55"/>
        </table:table-row>
        <table:table-row table:style-name="ro2">
          <table:table-cell table:style-name="ce51"/>
          <table:table-cell table:style-name="ce52"/>
          <table:table-cell table:style-name="ce52" table:formula="of:=&quot;0x&quot;&amp;DEC2HEX(HEX2DEC(MID([.C25];3;255)) + 1; 2)" office:value-type="string" office:string-value="0x18" calcext:value-type="string">
            <text:p>0x18</text:p>
          </table:table-cell>
          <table:table-cell table:style-name="ce55"/>
        </table:table-row>
        <table:table-row table:style-name="ro2">
          <table:table-cell table:style-name="ce51"/>
          <table:table-cell table:style-name="ce52"/>
          <table:table-cell table:style-name="ce52" table:formula="of:=&quot;0x&quot;&amp;DEC2HEX(HEX2DEC(MID([.C26];3;255)) + 1; 2)" office:value-type="string" office:string-value="0x19" calcext:value-type="string">
            <text:p>0x19</text:p>
          </table:table-cell>
          <table:table-cell table:style-name="ce55"/>
        </table:table-row>
        <table:table-row table:style-name="ro2">
          <table:table-cell table:style-name="ce51"/>
          <table:table-cell table:style-name="ce52"/>
          <table:table-cell table:style-name="ce52" table:formula="of:=&quot;0x&quot;&amp;DEC2HEX(HEX2DEC(MID([.C27];3;255)) + 1; 2)" office:value-type="string" office:string-value="0x1A" calcext:value-type="string">
            <text:p>0x1A</text:p>
          </table:table-cell>
          <table:table-cell table:style-name="ce55"/>
        </table:table-row>
        <table:table-row table:style-name="ro2">
          <table:table-cell table:style-name="ce51"/>
          <table:table-cell table:style-name="ce52"/>
          <table:table-cell table:style-name="ce52" table:formula="of:=&quot;0x&quot;&amp;DEC2HEX(HEX2DEC(MID([.C28];3;255)) + 1; 2)" office:value-type="string" office:string-value="0x1B" calcext:value-type="string">
            <text:p>0x1B</text:p>
          </table:table-cell>
          <table:table-cell table:style-name="ce55"/>
        </table:table-row>
        <table:table-row table:style-name="ro2">
          <table:table-cell table:style-name="ce51"/>
          <table:table-cell table:style-name="ce52"/>
          <table:table-cell table:style-name="ce52" table:formula="of:=&quot;0x&quot;&amp;DEC2HEX(HEX2DEC(MID([.C29];3;255)) + 1; 2)" office:value-type="string" office:string-value="0x1C" calcext:value-type="string">
            <text:p>0x1C</text:p>
          </table:table-cell>
          <table:table-cell table:style-name="ce55"/>
        </table:table-row>
        <table:table-row table:style-name="ro2">
          <table:table-cell table:style-name="ce51"/>
          <table:table-cell table:style-name="ce52"/>
          <table:table-cell table:style-name="ce52" table:formula="of:=&quot;0x&quot;&amp;DEC2HEX(HEX2DEC(MID([.C30];3;255)) + 1; 2)" office:value-type="string" office:string-value="0x1D" calcext:value-type="string">
            <text:p>0x1D</text:p>
          </table:table-cell>
          <table:table-cell table:style-name="ce55"/>
        </table:table-row>
        <table:table-row table:style-name="ro2">
          <table:table-cell table:style-name="ce51"/>
          <table:table-cell table:style-name="ce52"/>
          <table:table-cell table:style-name="ce52" table:formula="of:=&quot;0x&quot;&amp;DEC2HEX(HEX2DEC(MID([.C31];3;255)) + 1; 2)" office:value-type="string" office:string-value="0x1E" calcext:value-type="string">
            <text:p>0x1E</text:p>
          </table:table-cell>
          <table:table-cell table:style-name="ce55"/>
        </table:table-row>
        <table:table-row table:style-name="ro2">
          <table:table-cell table:style-name="ce51"/>
          <table:table-cell table:style-name="ce52"/>
          <table:table-cell table:style-name="ce52" table:formula="of:=&quot;0x&quot;&amp;DEC2HEX(HEX2DEC(MID([.C32];3;255)) + 1; 2)" office:value-type="string" office:string-value="0x1F" calcext:value-type="string">
            <text:p>0x1F</text:p>
          </table:table-cell>
          <table:table-cell table:style-name="ce55"/>
        </table:table-row>
        <table:table-row table:style-name="ro2">
          <table:table-cell table:style-name="ce51"/>
          <table:table-cell table:style-name="ce52"/>
          <table:table-cell table:style-name="ce52" table:formula="of:=&quot;0x&quot;&amp;DEC2HEX(HEX2DEC(MID([.C33];3;255)) + 1; 2)" office:value-type="string" office:string-value="0x20" calcext:value-type="string">
            <text:p>0x20</text:p>
          </table:table-cell>
          <table:table-cell table:style-name="ce55"/>
        </table:table-row>
        <table:table-row table:style-name="ro2">
          <table:table-cell table:style-name="ce51"/>
          <table:table-cell table:style-name="ce52"/>
          <table:table-cell table:style-name="ce52" table:formula="of:=&quot;0x&quot;&amp;DEC2HEX(HEX2DEC(MID([.C34];3;255)) + 1; 2)" office:value-type="string" office:string-value="0x21" calcext:value-type="string">
            <text:p>0x21</text:p>
          </table:table-cell>
          <table:table-cell table:style-name="ce55"/>
        </table:table-row>
        <table:table-row table:style-name="ro2">
          <table:table-cell table:style-name="ce51"/>
          <table:table-cell table:style-name="ce52"/>
          <table:table-cell table:style-name="ce52" table:formula="of:=&quot;0x&quot;&amp;DEC2HEX(HEX2DEC(MID([.C35];3;255)) + 1; 2)" office:value-type="string" office:string-value="0x22" calcext:value-type="string">
            <text:p>0x22</text:p>
          </table:table-cell>
          <table:table-cell table:style-name="ce55"/>
        </table:table-row>
        <table:table-row table:style-name="ro2">
          <table:table-cell table:style-name="ce51"/>
          <table:table-cell table:style-name="ce52"/>
          <table:table-cell table:style-name="ce52" table:formula="of:=&quot;0x&quot;&amp;DEC2HEX(HEX2DEC(MID([.C36];3;255)) + 1; 2)" office:value-type="string" office:string-value="0x23" calcext:value-type="string">
            <text:p>0x23</text:p>
          </table:table-cell>
          <table:table-cell table:style-name="ce55"/>
        </table:table-row>
        <table:table-row table:style-name="ro2">
          <table:table-cell table:style-name="ce51"/>
          <table:table-cell table:style-name="ce52"/>
          <table:table-cell table:style-name="ce52" table:formula="of:=&quot;0x&quot;&amp;DEC2HEX(HEX2DEC(MID([.C37];3;255)) + 1; 2)" office:value-type="string" office:string-value="0x24" calcext:value-type="string">
            <text:p>0x24</text:p>
          </table:table-cell>
          <table:table-cell table:style-name="ce55"/>
        </table:table-row>
        <table:table-row table:style-name="ro2">
          <table:table-cell table:style-name="ce51"/>
          <table:table-cell table:style-name="ce52"/>
          <table:table-cell table:style-name="ce52" table:formula="of:=&quot;0x&quot;&amp;DEC2HEX(HEX2DEC(MID([.C38];3;255)) + 1; 2)" office:value-type="string" office:string-value="0x25" calcext:value-type="string">
            <text:p>0x25</text:p>
          </table:table-cell>
          <table:table-cell table:style-name="ce55"/>
        </table:table-row>
        <table:table-row table:style-name="ro2">
          <table:table-cell table:style-name="ce51"/>
          <table:table-cell table:style-name="ce52"/>
          <table:table-cell table:style-name="ce52" table:formula="of:=&quot;0x&quot;&amp;DEC2HEX(HEX2DEC(MID([.C39];3;255)) + 1; 2)" office:value-type="string" office:string-value="0x26" calcext:value-type="string">
            <text:p>0x26</text:p>
          </table:table-cell>
          <table:table-cell table:style-name="ce55"/>
        </table:table-row>
        <table:table-row table:style-name="ro2">
          <table:table-cell table:style-name="ce51"/>
          <table:table-cell table:style-name="ce52"/>
          <table:table-cell table:style-name="ce52" table:formula="of:=&quot;0x&quot;&amp;DEC2HEX(HEX2DEC(MID([.C40];3;255)) + 1; 2)" office:value-type="string" office:string-value="0x27" calcext:value-type="string">
            <text:p>0x27</text:p>
          </table:table-cell>
          <table:table-cell table:style-name="ce55"/>
        </table:table-row>
        <table:table-row table:style-name="ro2">
          <table:table-cell table:style-name="ce51"/>
          <table:table-cell table:style-name="ce52"/>
          <table:table-cell table:style-name="ce52" table:formula="of:=&quot;0x&quot;&amp;DEC2HEX(HEX2DEC(MID([.C41];3;255)) + 1; 2)" office:value-type="string" office:string-value="0x28" calcext:value-type="string">
            <text:p>0x28</text:p>
          </table:table-cell>
          <table:table-cell table:style-name="ce55"/>
        </table:table-row>
        <table:table-row table:style-name="ro2">
          <table:table-cell table:style-name="ce51"/>
          <table:table-cell table:style-name="ce52"/>
          <table:table-cell table:style-name="ce52" table:formula="of:=&quot;0x&quot;&amp;DEC2HEX(HEX2DEC(MID([.C42];3;255)) + 1; 2)" office:value-type="string" office:string-value="0x29" calcext:value-type="string">
            <text:p>0x29</text:p>
          </table:table-cell>
          <table:table-cell table:style-name="ce55"/>
        </table:table-row>
        <table:table-row table:style-name="ro2">
          <table:table-cell table:style-name="ce51"/>
          <table:table-cell table:style-name="ce52"/>
          <table:table-cell table:style-name="ce52" table:formula="of:=&quot;0x&quot;&amp;DEC2HEX(HEX2DEC(MID([.C43];3;255)) + 1; 2)" office:value-type="string" office:string-value="0x2A" calcext:value-type="string">
            <text:p>0x2A</text:p>
          </table:table-cell>
          <table:table-cell table:style-name="ce55"/>
        </table:table-row>
        <table:table-row table:style-name="ro2">
          <table:table-cell table:style-name="ce51"/>
          <table:table-cell table:style-name="ce52"/>
          <table:table-cell table:style-name="ce52" table:formula="of:=&quot;0x&quot;&amp;DEC2HEX(HEX2DEC(MID([.C44];3;255)) + 1; 2)" office:value-type="string" office:string-value="0x2B" calcext:value-type="string">
            <text:p>0x2B</text:p>
          </table:table-cell>
          <table:table-cell table:style-name="ce55"/>
        </table:table-row>
        <table:table-row table:style-name="ro2">
          <table:table-cell table:style-name="ce51"/>
          <table:table-cell table:style-name="ce52"/>
          <table:table-cell table:style-name="ce52" table:formula="of:=&quot;0x&quot;&amp;DEC2HEX(HEX2DEC(MID([.C45];3;255)) + 1; 2)" office:value-type="string" office:string-value="0x2C" calcext:value-type="string">
            <text:p>0x2C</text:p>
          </table:table-cell>
          <table:table-cell table:style-name="ce55"/>
        </table:table-row>
        <table:table-row table:style-name="ro2">
          <table:table-cell table:style-name="ce51"/>
          <table:table-cell table:style-name="ce52"/>
          <table:table-cell table:style-name="ce52" table:formula="of:=&quot;0x&quot;&amp;DEC2HEX(HEX2DEC(MID([.C46];3;255)) + 1; 2)" office:value-type="string" office:string-value="0x2D" calcext:value-type="string">
            <text:p>0x2D</text:p>
          </table:table-cell>
          <table:table-cell table:style-name="ce55"/>
        </table:table-row>
        <table:table-row table:style-name="ro2">
          <table:table-cell table:style-name="ce51"/>
          <table:table-cell table:style-name="ce52"/>
          <table:table-cell table:style-name="ce52" table:formula="of:=&quot;0x&quot;&amp;DEC2HEX(HEX2DEC(MID([.C47];3;255)) + 1; 2)" office:value-type="string" office:string-value="0x2E" calcext:value-type="string">
            <text:p>0x2E</text:p>
          </table:table-cell>
          <table:table-cell table:style-name="ce55"/>
        </table:table-row>
        <table:table-row table:style-name="ro3" table:number-rows-repeated="1048527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States and Corresponding Control Word" table:style-name="ta1">
        <table:table-column table:style-name="co6" table:default-cell-style-name="ce59"/>
        <table:table-column table:style-name="co7" table:default-cell-style-name="ce59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4">
          <table:table-cell table:style-name="ce57" office:value-type="string" calcext:value-type="string">
            <text:p>State Number</text:p>
          </table:table-cell>
          <table:table-cell table:style-name="ce60" office:value-type="string" calcext:value-type="string">
            <text:p>States \ Control Word</text:p>
          </table:table-cell>
          <table:table-cell table:style-name="ce63" office:value-type="string" calcext:value-type="string">
            <text:p>HLT</text:p>
            <text:p>halt clock</text:p>
          </table:table-cell>
          <table:table-cell table:style-name="ce63" office:value-type="string" calcext:value-type="string">
            <text:p>ALO</text:p>
            <text:p>alu out</text:p>
          </table:table-cell>
          <table:table-cell table:style-name="ce63" office:value-type="string" calcext:value-type="string">
            <text:p>ALS</text:p>
            <text:p>alu sub</text:p>
          </table:table-cell>
          <table:table-cell table:style-name="ce63" office:value-type="string" calcext:value-type="string">
            <text:p>FW</text:p>
            <text:p>flags write</text:p>
          </table:table-cell>
          <table:table-cell table:style-name="ce63" office:value-type="string" calcext:value-type="string">
            <text:p>OW</text:p>
            <text:p>out write</text:p>
          </table:table-cell>
          <table:table-cell table:style-name="ce63" office:value-type="string" calcext:value-type="string">
            <text:p>BO</text:p>
            <text:p>b out</text:p>
          </table:table-cell>
          <table:table-cell table:style-name="ce63" office:value-type="string" calcext:value-type="string">
            <text:p>BW</text:p>
            <text:p>b write</text:p>
          </table:table-cell>
          <table:table-cell table:style-name="ce63" office:value-type="string" calcext:value-type="string">
            <text:p>AO</text:p>
            <text:p>a out</text:p>
          </table:table-cell>
          <table:table-cell table:style-name="ce63" office:value-type="string" calcext:value-type="string">
            <text:p>AW</text:p>
            <text:p>a write</text:p>
          </table:table-cell>
          <table:table-cell table:style-name="ce63" office:value-type="string" calcext:value-type="string">
            <text:p>IRW</text:p>
            <text:p>ir write</text:p>
          </table:table-cell>
          <table:table-cell table:style-name="ce63" office:value-type="string" calcext:value-type="string">
            <text:p>MW</text:p>
            <text:p>memory write</text:p>
          </table:table-cell>
          <table:table-cell table:style-name="ce63" office:value-type="string" calcext:value-type="string">
            <text:p>MO</text:p>
            <text:p>memory out</text:p>
          </table:table-cell>
          <table:table-cell table:style-name="ce63" office:value-type="string" calcext:value-type="string">
            <text:p>ML</text:p>
            <text:p>memory latch</text:p>
          </table:table-cell>
          <table:table-cell table:style-name="ce63" office:value-type="string" calcext:value-type="string">
            <text:p>END</text:p>
            <text:p>reset micro-step counter</text:p>
          </table:table-cell>
          <table:table-cell table:style-name="ce63" office:value-type="string" calcext:value-type="string">
            <text:p>PCI</text:p>
            <text:p>pc increment</text:p>
          </table:table-cell>
          <table:table-cell table:style-name="ce63" office:value-type="string" calcext:value-type="string">
            <text:p>PCO</text:p>
            <text:p>pc out</text:p>
          </table:table-cell>
          <table:table-cell table:style-name="ce63" office:value-type="string" calcext:value-type="string">
            <text:p>PCW</text:p>
            <text:p>pc write</text:p>
          </table:table-cell>
          <table:table-cell table:style-name="ce65" office:value-type="string" calcext:value-type="string">
            <text:p>Control Word Binary Form</text:p>
          </table:table-cell>
          <table:table-cell table:style-name="ce65" office:value-type="string" calcext:value-type="string">
            <text:p>Control Word Hex Form</text:p>
          </table:table-cell>
        </table:table-row>
        <table:table-row table:style-name="ro5">
          <table:table-cell table:style-name="ce58" office:value-type="float" office:value="1" calcext:value-type="float">
            <text:p>1</text:p>
          </table:table-cell>
          <table:table-cell table:style-name="ce61" office:value-type="string" calcext:value-type="string">
            <text:p>ADDRESS State</text:p>
            <text:p>put PC content to MAR</text:p>
          </table:table-cell>
          <table:table-cell table:style-name="ce64" table:number-columns-repeated="12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6" table:formula="of:=COM.MICROSOFT.CONCAT(IF([.C2]=1; 1; 0); IF([.D2]=1; 1; 0); IF([.E2]=1; 1; 0); IF([.F2]=1; 1; 0); IF([.G2]=1; 1; 0); IF([.H2]=1; 1; 0); IF([.I2]=1; 1; 0); IF([.J2]=1; 1; 0); IF([.K2]=1; 1; 0); IF([.L2]=1; 1; 0); IF([.M2]=1; 1; 0); IF([.N2]=1; 1; 0); IF([.O2]=1; 1; 0); IF([.P2]=1; 1; 0); IF([.Q2]=1; 1; 0); IF([.R2]=1; 1; 0); IF([.S2]=1; 1; 0))" office:value-type="string" office:string-value="00000000000010010" calcext:value-type="string">
            <text:p>00000000000010010</text:p>
          </table:table-cell>
          <table:table-cell table:style-name="ce66" table:formula="of:=BASE(DECIMAL([.T2];2);16)" office:value-type="string" office:string-value="12" calcext:value-type="string">
            <text:p>12</text:p>
          </table:table-cell>
        </table:table-row>
        <table:table-row table:style-name="ro6">
          <table:table-cell table:style-name="ce58" office:value-type="float" office:value="2" calcext:value-type="float">
            <text:p>2</text:p>
          </table:table-cell>
          <table:table-cell table:style-name="ce61" office:value-type="string" calcext:value-type="string">
            <text:p>INCREMENT &amp; MEMORY State</text:p>
            <text:p>increment PC and put memory content to IR</text:p>
          </table:table-cell>
          <table:table-cell table:style-name="ce64" table:number-columns-repeated="9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6" table:formula="of:=COM.MICROSOFT.CONCAT(IF([.C3]=1; 1; 0); IF([.D3]=1; 1; 0); IF([.E3]=1; 1; 0); IF([.F3]=1; 1; 0); IF([.G3]=1; 1; 0); IF([.H3]=1; 1; 0); IF([.I3]=1; 1; 0); IF([.J3]=1; 1; 0); IF([.K3]=1; 1; 0); IF([.L3]=1; 1; 0); IF([.M3]=1; 1; 0); IF([.N3]=1; 1; 0); IF([.O3]=1; 1; 0); IF([.P3]=1; 1; 0); IF([.Q3]=1; 1; 0); IF([.R3]=1; 1; 0); IF([.S3]=1; 1; 0))" office:value-type="string" office:string-value="00000000010100100" calcext:value-type="string">
            <text:p>00000000010100100</text:p>
          </table:table-cell>
          <table:table-cell table:style-name="ce66" table:formula="of:=BASE(DECIMAL([.T3];2);16)" office:value-type="string" office:string-value="A4" calcext:value-type="string">
            <text:p>A4</text:p>
          </table:table-cell>
        </table:table-row>
        <table:table-row table:style-name="ro7">
          <table:table-cell table:style-name="ce58" office:value-type="float" office:value="3" calcext:value-type="float">
            <text:p>3</text:p>
          </table:table-cell>
          <table:table-cell table:style-name="ce61" office:value-type="string" calcext:value-type="string">
            <text:p>END State</text:p>
            <text:p>end instruction</text:p>
          </table:table-cell>
          <table:table-cell table:style-name="ce64" table:number-columns-repeated="13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6" table:formula="of:=COM.MICROSOFT.CONCAT(IF([.C4]=1; 1; 0); IF([.D4]=1; 1; 0); IF([.E4]=1; 1; 0); IF([.F4]=1; 1; 0); IF([.G4]=1; 1; 0); IF([.H4]=1; 1; 0); IF([.I4]=1; 1; 0); IF([.J4]=1; 1; 0); IF([.K4]=1; 1; 0); IF([.L4]=1; 1; 0); IF([.M4]=1; 1; 0); IF([.N4]=1; 1; 0); IF([.O4]=1; 1; 0); IF([.P4]=1; 1; 0); IF([.Q4]=1; 1; 0); IF([.R4]=1; 1; 0); IF([.S4]=1; 1; 0))" office:value-type="string" office:string-value="00000000000001000" calcext:value-type="string">
            <text:p>00000000000001000</text:p>
          </table:table-cell>
          <table:table-cell table:style-name="ce66" table:formula="of:=BASE(DECIMAL([.T4];2);16)" office:value-type="string" office:string-value="8" calcext:value-type="string">
            <text:p>8</text:p>
          </table:table-cell>
        </table:table-row>
        <table:table-row table:style-name="ro8">
          <table:table-cell table:style-name="ce58" office:value-type="float" office:value="4" calcext:value-type="float">
            <text:p>4</text:p>
          </table:table-cell>
          <table:table-cell table:style-name="ce62" office:value-type="string" calcext:value-type="string">
            <text:p>INCREMENT &amp; MEMORY – MAR LATCH State</text:p>
            <text:p>increment PC and put memory content to MAR</text:p>
          </table:table-cell>
          <table:table-cell table:style-name="ce64" table:number-columns-repeated="11"/>
          <table:table-cell table:number-columns-repeated="2"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6" table:formula="of:=COM.MICROSOFT.CONCAT(IF([.C5]=1; 1; 0); IF([.D5]=1; 1; 0); IF([.E5]=1; 1; 0); IF([.F5]=1; 1; 0); IF([.G5]=1; 1; 0); IF([.H5]=1; 1; 0); IF([.I5]=1; 1; 0); IF([.J5]=1; 1; 0); IF([.K5]=1; 1; 0); IF([.L5]=1; 1; 0); IF([.M5]=1; 1; 0); IF([.N5]=1; 1; 0); IF([.O5]=1; 1; 0); IF([.P5]=1; 1; 0); IF([.Q5]=1; 1; 0); IF([.R5]=1; 1; 0); IF([.S5]=1; 1; 0))" office:value-type="string" office:string-value="00000000000110100" calcext:value-type="string">
            <text:p>00000000000110100</text:p>
          </table:table-cell>
          <table:table-cell table:style-name="ce66" table:formula="of:=BASE(DECIMAL([.T5];2);16)" office:value-type="string" office:string-value="34" calcext:value-type="string">
            <text:p>34</text:p>
          </table:table-cell>
        </table:table-row>
        <table:table-row table:style-name="ro5">
          <table:table-cell table:style-name="ce58" office:value-type="float" office:value="5" calcext:value-type="float">
            <text:p>5</text:p>
          </table:table-cell>
          <table:table-cell table:style-name="ce62" office:value-type="string" calcext:value-type="string">
            <text:p>INCREMENT &amp; MEMORY – A LATCH State</text:p>
            <text:p>increment PC and put memory content to A register</text:p>
          </table:table-cell>
          <table:table-cell table:style-name="ce64" table:number-columns-repeated="8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6" table:formula="of:=COM.MICROSOFT.CONCAT(IF([.C6]=1; 1; 0); IF([.D6]=1; 1; 0); IF([.E6]=1; 1; 0); IF([.F6]=1; 1; 0); IF([.G6]=1; 1; 0); IF([.H6]=1; 1; 0); IF([.I6]=1; 1; 0); IF([.J6]=1; 1; 0); IF([.K6]=1; 1; 0); IF([.L6]=1; 1; 0); IF([.M6]=1; 1; 0); IF([.N6]=1; 1; 0); IF([.O6]=1; 1; 0); IF([.P6]=1; 1; 0); IF([.Q6]=1; 1; 0); IF([.R6]=1; 1; 0); IF([.S6]=1; 1; 0))" office:value-type="string" office:string-value="00000000100100100" calcext:value-type="string">
            <text:p>00000000100100100</text:p>
          </table:table-cell>
          <table:table-cell table:style-name="ce66" table:formula="of:=BASE(DECIMAL([.T6];2);16)" office:value-type="string" office:string-value="124" calcext:value-type="string">
            <text:p>124</text:p>
          </table:table-cell>
        </table:table-row>
        <table:table-row table:style-name="ro7">
          <table:table-cell table:style-name="ce58" office:value-type="float" office:value="6" calcext:value-type="float">
            <text:p>6</text:p>
          </table:table-cell>
          <table:table-cell table:style-name="ce62" office:value-type="string" calcext:value-type="string">
            <text:p>INCREMENT &amp; MEMORY – B LATCH State</text:p>
            <text:p>increment PC and put memory content to B register</text:p>
          </table:table-cell>
          <table:table-cell table:style-name="ce64" table:number-columns-repeated="6"/>
          <table:table-cell table:style-name="ce64" office:value-type="float" office:value="1" calcext:value-type="float">
            <text:p>1</text:p>
          </table:table-cell>
          <table:table-cell table:style-name="ce64" table:number-columns-repeated="4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6" table:formula="of:=COM.MICROSOFT.CONCAT(IF([.C7]=1; 1; 0); IF([.D7]=1; 1; 0); IF([.E7]=1; 1; 0); IF([.F7]=1; 1; 0); IF([.G7]=1; 1; 0); IF([.H7]=1; 1; 0); IF([.I7]=1; 1; 0); IF([.J7]=1; 1; 0); IF([.K7]=1; 1; 0); IF([.L7]=1; 1; 0); IF([.M7]=1; 1; 0); IF([.N7]=1; 1; 0); IF([.O7]=1; 1; 0); IF([.P7]=1; 1; 0); IF([.Q7]=1; 1; 0); IF([.R7]=1; 1; 0); IF([.S7]=1; 1; 0))" office:value-type="string" office:string-value="00000010000100100" calcext:value-type="string">
            <text:p>00000010000100100</text:p>
          </table:table-cell>
          <table:table-cell table:style-name="ce66" table:formula="of:=BASE(DECIMAL([.T7];2);16)" office:value-type="string" office:string-value="424" calcext:value-type="string">
            <text:p>424</text:p>
          </table:table-cell>
        </table:table-row>
        <table:table-row table:style-name="ro9">
          <table:table-cell table:style-name="ce58" office:value-type="float" office:value="7" calcext:value-type="float">
            <text:p>7</text:p>
          </table:table-cell>
          <table:table-cell table:style-name="ce62" office:value-type="string" calcext:value-type="string">
            <text:p>A OUT - MEMORY WRITE State</text:p>
            <text:p>put A register content to memory</text:p>
          </table:table-cell>
          <table:table-cell table:style-name="ce64" table:number-columns-repeated="7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6"/>
          <table:table-cell table:style-name="ce66" table:formula="of:=COM.MICROSOFT.CONCAT(IF([.C8]=1; 1; 0); IF([.D8]=1; 1; 0); IF([.E8]=1; 1; 0); IF([.F8]=1; 1; 0); IF([.G8]=1; 1; 0); IF([.H8]=1; 1; 0); IF([.I8]=1; 1; 0); IF([.J8]=1; 1; 0); IF([.K8]=1; 1; 0); IF([.L8]=1; 1; 0); IF([.M8]=1; 1; 0); IF([.N8]=1; 1; 0); IF([.O8]=1; 1; 0); IF([.P8]=1; 1; 0); IF([.Q8]=1; 1; 0); IF([.R8]=1; 1; 0); IF([.S8]=1; 1; 0))" office:value-type="string" office:string-value="00000001001000000" calcext:value-type="string">
            <text:p>00000001001000000</text:p>
          </table:table-cell>
          <table:table-cell table:style-name="ce66" table:formula="of:=BASE(DECIMAL([.T8];2);16)" office:value-type="string" office:string-value="240" calcext:value-type="string">
            <text:p>240</text:p>
          </table:table-cell>
        </table:table-row>
        <table:table-row table:style-name="ro10">
          <table:table-cell table:style-name="ce58" office:value-type="float" office:value="8" calcext:value-type="float">
            <text:p>8</text:p>
          </table:table-cell>
          <table:table-cell table:style-name="ce62" office:value-type="string" calcext:value-type="string">
            <text:p>B OUT - MEMORY WRITE State</text:p>
            <text:p>put B register content to memory</text:p>
          </table:table-cell>
          <table:table-cell table:style-name="ce64" table:number-columns-repeated="5"/>
          <table:table-cell table:style-name="ce64" office:value-type="float" office:value="1" calcext:value-type="float">
            <text:p>1</text:p>
          </table:table-cell>
          <table:table-cell table:style-name="ce64" table:number-columns-repeated="4"/>
          <table:table-cell table:style-name="ce64" office:value-type="float" office:value="1" calcext:value-type="float">
            <text:p>1</text:p>
          </table:table-cell>
          <table:table-cell table:style-name="ce64" table:number-columns-repeated="6"/>
          <table:table-cell table:style-name="ce66" table:formula="of:=COM.MICROSOFT.CONCAT(IF([.C9]=1; 1; 0); IF([.D9]=1; 1; 0); IF([.E9]=1; 1; 0); IF([.F9]=1; 1; 0); IF([.G9]=1; 1; 0); IF([.H9]=1; 1; 0); IF([.I9]=1; 1; 0); IF([.J9]=1; 1; 0); IF([.K9]=1; 1; 0); IF([.L9]=1; 1; 0); IF([.M9]=1; 1; 0); IF([.N9]=1; 1; 0); IF([.O9]=1; 1; 0); IF([.P9]=1; 1; 0); IF([.Q9]=1; 1; 0); IF([.R9]=1; 1; 0); IF([.S9]=1; 1; 0))" office:value-type="string" office:string-value="00000100001000000" calcext:value-type="string">
            <text:p>00000100001000000</text:p>
          </table:table-cell>
          <table:table-cell table:style-name="ce66" table:formula="of:=BASE(DECIMAL([.T9];2);16)" office:value-type="string" office:string-value="840" calcext:value-type="string">
            <text:p>840</text:p>
          </table:table-cell>
        </table:table-row>
        <table:table-row table:style-name="ro6">
          <table:table-cell table:style-name="ce58" office:value-type="float" office:value="9" calcext:value-type="float">
            <text:p>9</text:p>
          </table:table-cell>
          <table:table-cell table:style-name="ce62" office:value-type="string" calcext:value-type="string">
            <text:p>ALU OUT - A &amp; FLAGS LATCH State</text:p>
            <text:p>Put ALU content to A register and latch flags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table:number-columns-repeated="4"/>
          <table:table-cell table:style-name="ce64" office:value-type="float" office:value="1" calcext:value-type="float">
            <text:p>1</text:p>
          </table:table-cell>
          <table:table-cell table:style-name="ce64" table:number-columns-repeated="8"/>
          <table:table-cell table:style-name="ce66" table:formula="of:=COM.MICROSOFT.CONCAT(IF([.C10]=1; 1; 0); IF([.D10]=1; 1; 0); IF([.E10]=1; 1; 0); IF([.F10]=1; 1; 0); IF([.G10]=1; 1; 0); IF([.H10]=1; 1; 0); IF([.I10]=1; 1; 0); IF([.J10]=1; 1; 0); IF([.K10]=1; 1; 0); IF([.L10]=1; 1; 0); IF([.M10]=1; 1; 0); IF([.N10]=1; 1; 0); IF([.O10]=1; 1; 0); IF([.P10]=1; 1; 0); IF([.Q10]=1; 1; 0); IF([.R10]=1; 1; 0); IF([.S10]=1; 1; 0))" office:value-type="string" office:string-value="01010000100000000" calcext:value-type="string">
            <text:p>01010000100000000</text:p>
          </table:table-cell>
          <table:table-cell table:style-name="ce66" table:formula="of:=BASE(DECIMAL([.T10];2);16)" office:value-type="string" office:string-value="A100" calcext:value-type="string">
            <text:p>A100</text:p>
          </table:table-cell>
        </table:table-row>
        <table:table-row table:style-name="ro6">
          <table:table-cell table:style-name="ce58" office:value-type="float" office:value="10" calcext:value-type="float">
            <text:p>10</text:p>
          </table:table-cell>
          <table:table-cell table:style-name="ce62" office:value-type="string" calcext:value-type="string">
            <text:p>SUB ALU OUT - A &amp; FLAGS LATCH State</text:p>
            <text:p>subtract and put ALU content to A register and latch flags</text:p>
          </table:table-cell>
          <table:table-cell table:style-name="ce64"/>
          <table:table-cell table:number-columns-repeated="3" table:style-name="ce64" office:value-type="float" office:value="1" calcext:value-type="float">
            <text:p>1</text:p>
          </table:table-cell>
          <table:table-cell table:style-name="ce64" table:number-columns-repeated="4"/>
          <table:table-cell table:style-name="ce64" office:value-type="float" office:value="1" calcext:value-type="float">
            <text:p>1</text:p>
          </table:table-cell>
          <table:table-cell table:style-name="ce64" table:number-columns-repeated="8"/>
          <table:table-cell table:style-name="ce66" table:formula="of:=COM.MICROSOFT.CONCAT(IF([.C11]=1; 1; 0); IF([.D11]=1; 1; 0); IF([.E11]=1; 1; 0); IF([.F11]=1; 1; 0); IF([.G11]=1; 1; 0); IF([.H11]=1; 1; 0); IF([.I11]=1; 1; 0); IF([.J11]=1; 1; 0); IF([.K11]=1; 1; 0); IF([.L11]=1; 1; 0); IF([.M11]=1; 1; 0); IF([.N11]=1; 1; 0); IF([.O11]=1; 1; 0); IF([.P11]=1; 1; 0); IF([.Q11]=1; 1; 0); IF([.R11]=1; 1; 0); IF([.S11]=1; 1; 0))" office:value-type="string" office:string-value="01110000100000000" calcext:value-type="string">
            <text:p>01110000100000000</text:p>
          </table:table-cell>
          <table:table-cell table:style-name="ce66" table:formula="of:=BASE(DECIMAL([.T11];2);16)" office:value-type="string" office:string-value="E100" calcext:value-type="string">
            <text:p>E100</text:p>
          </table:table-cell>
        </table:table-row>
        <table:table-row table:style-name="ro10">
          <table:table-cell table:style-name="ce58" office:value-type="float" office:value="11" calcext:value-type="float">
            <text:p>11</text:p>
          </table:table-cell>
          <table:table-cell table:style-name="ce62" office:value-type="string" calcext:value-type="string">
            <text:p>A OUT - O WRITE State</text:p>
            <text:p>put A register content to OUT register</text:p>
          </table:table-cell>
          <table:table-cell table:style-name="ce64" table:number-columns-repeated="4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9"/>
          <table:table-cell table:style-name="ce66" table:formula="of:=COM.MICROSOFT.CONCAT(IF([.C12]=1; 1; 0); IF([.D12]=1; 1; 0); IF([.E12]=1; 1; 0); IF([.F12]=1; 1; 0); IF([.G12]=1; 1; 0); IF([.H12]=1; 1; 0); IF([.I12]=1; 1; 0); IF([.J12]=1; 1; 0); IF([.K12]=1; 1; 0); IF([.L12]=1; 1; 0); IF([.M12]=1; 1; 0); IF([.N12]=1; 1; 0); IF([.O12]=1; 1; 0); IF([.P12]=1; 1; 0); IF([.Q12]=1; 1; 0); IF([.R12]=1; 1; 0); IF([.S12]=1; 1; 0))" office:value-type="string" office:string-value="00001001000000000" calcext:value-type="string">
            <text:p>00001001000000000</text:p>
          </table:table-cell>
          <table:table-cell table:style-name="ce66" table:formula="of:=BASE(DECIMAL([.T12];2);16)" office:value-type="string" office:string-value="1200" calcext:value-type="string">
            <text:p>1200</text:p>
          </table:table-cell>
        </table:table-row>
        <table:table-row table:style-name="ro5">
          <table:table-cell table:style-name="ce58" office:value-type="float" office:value="12" calcext:value-type="float">
            <text:p>12</text:p>
          </table:table-cell>
          <table:table-cell table:style-name="ce62" office:value-type="string" calcext:value-type="string">
            <text:p>ADDRESS LOAD State</text:p>
            <text:p>put memory content to PC</text:p>
          </table:table-cell>
          <table:table-cell table:style-name="ce64" table:number-columns-repeated="11"/>
          <table:table-cell table:style-name="ce64" office:value-type="float" office:value="1" calcext:value-type="float">
            <text:p>1</text:p>
          </table:table-cell>
          <table:table-cell table:style-name="ce64" table:number-columns-repeated="4"/>
          <table:table-cell table:style-name="ce64" office:value-type="float" office:value="1" calcext:value-type="float">
            <text:p>1</text:p>
          </table:table-cell>
          <table:table-cell table:style-name="ce66" table:formula="of:=COM.MICROSOFT.CONCAT(IF([.C13]=1; 1; 0); IF([.D13]=1; 1; 0); IF([.E13]=1; 1; 0); IF([.F13]=1; 1; 0); IF([.G13]=1; 1; 0); IF([.H13]=1; 1; 0); IF([.I13]=1; 1; 0); IF([.J13]=1; 1; 0); IF([.K13]=1; 1; 0); IF([.L13]=1; 1; 0); IF([.M13]=1; 1; 0); IF([.N13]=1; 1; 0); IF([.O13]=1; 1; 0); IF([.P13]=1; 1; 0); IF([.Q13]=1; 1; 0); IF([.R13]=1; 1; 0); IF([.S13]=1; 1; 0))" office:value-type="string" office:string-value="00000000000100001" calcext:value-type="string">
            <text:p>00000000000100001</text:p>
          </table:table-cell>
          <table:table-cell table:style-name="ce66" table:formula="of:=BASE(DECIMAL([.T13];2);16)" office:value-type="string" office:string-value="21" calcext:value-type="string">
            <text:p>21</text:p>
          </table:table-cell>
        </table:table-row>
        <table:table-row table:style-name="ro5">
          <table:table-cell table:style-name="ce58" office:value-type="float" office:value="13" calcext:value-type="float">
            <text:p>13</text:p>
          </table:table-cell>
          <table:table-cell table:style-name="ce62" office:value-type="string" calcext:value-type="string">
            <text:p>HALT State</text:p>
            <text:p>stops clock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16"/>
          <table:table-cell table:style-name="ce66" table:formula="of:=COM.MICROSOFT.CONCAT(IF([.C14]=1; 1; 0); IF([.D14]=1; 1; 0); IF([.E14]=1; 1; 0); IF([.F14]=1; 1; 0); IF([.G14]=1; 1; 0); IF([.H14]=1; 1; 0); IF([.I14]=1; 1; 0); IF([.J14]=1; 1; 0); IF([.K14]=1; 1; 0); IF([.L14]=1; 1; 0); IF([.M14]=1; 1; 0); IF([.N14]=1; 1; 0); IF([.O14]=1; 1; 0); IF([.P14]=1; 1; 0); IF([.Q14]=1; 1; 0); IF([.R14]=1; 1; 0); IF([.S14]=1; 1; 0))" office:value-type="string" office:string-value="10000000000000000" calcext:value-type="string">
            <text:p>10000000000000000</text:p>
          </table:table-cell>
          <table:table-cell table:style-name="ce66" table:formula="of:=BASE(DECIMAL([.T14];2);16)" office:value-type="string" office:string-value="10000" calcext:value-type="string">
            <text:p>10000</text:p>
          </table:table-cell>
        </table:table-row>
        <table:table-row table:style-name="ro11">
          <table:table-cell table:style-name="ce58"/>
          <table:table-cell table:style-name="ce62"/>
          <table:table-cell table:style-name="ce64" table:number-columns-repeated="17"/>
          <table:table-cell table:style-name="ce66" table:formula="of:=COM.MICROSOFT.CONCAT(IF([.C15]=1; 1; 0); IF([.D15]=1; 1; 0); IF([.E15]=1; 1; 0); IF([.F15]=1; 1; 0); IF([.G15]=1; 1; 0); IF([.H15]=1; 1; 0); IF([.I15]=1; 1; 0); IF([.J15]=1; 1; 0); IF([.K15]=1; 1; 0); IF([.L15]=1; 1; 0); IF([.M15]=1; 1; 0); IF([.N15]=1; 1; 0); IF([.O15]=1; 1; 0); IF([.P15]=1; 1; 0); IF([.Q15]=1; 1; 0); IF([.R15]=1; 1; 0); IF([.S15]=1; 1; 0))" office:value-type="string" office:string-value="00000000000000000" calcext:value-type="string">
            <text:p>00000000000000000</text:p>
          </table:table-cell>
          <table:table-cell table:style-name="ce66" table:formula="of:=BASE(DECIMAL([.T15];2);16)" office:value-type="string" office:string-value="0" calcext:value-type="string">
            <text:p>0</text:p>
          </table:table-cell>
        </table:table-row>
        <table:table-row table:style-name="ro11">
          <table:table-cell table:style-name="ce58"/>
          <table:table-cell table:style-name="ce62"/>
          <table:table-cell table:style-name="ce64" table:number-columns-repeated="17"/>
          <table:table-cell table:style-name="ce66" table:formula="of:=COM.MICROSOFT.CONCAT(IF([.C16]=1; 1; 0); IF([.D16]=1; 1; 0); IF([.E16]=1; 1; 0); IF([.F16]=1; 1; 0); IF([.G16]=1; 1; 0); IF([.H16]=1; 1; 0); IF([.I16]=1; 1; 0); IF([.J16]=1; 1; 0); IF([.K16]=1; 1; 0); IF([.L16]=1; 1; 0); IF([.M16]=1; 1; 0); IF([.N16]=1; 1; 0); IF([.O16]=1; 1; 0); IF([.P16]=1; 1; 0); IF([.Q16]=1; 1; 0); IF([.R16]=1; 1; 0); IF([.S16]=1; 1; 0))" office:value-type="string" office:string-value="00000000000000000" calcext:value-type="string">
            <text:p>00000000000000000</text:p>
          </table:table-cell>
          <table:table-cell table:style-name="ce66" table:formula="of:=BASE(DECIMAL([.T16];2);16)" office:value-type="string" office:string-value="0" calcext:value-type="string">
            <text:p>0</text:p>
          </table:table-cell>
        </table:table-row>
        <table:table-row table:style-name="ro11">
          <table:table-cell table:style-name="ce58"/>
          <table:table-cell table:style-name="ce62"/>
          <table:table-cell table:style-name="ce64" table:number-columns-repeated="17"/>
          <table:table-cell table:style-name="ce66" table:formula="of:=COM.MICROSOFT.CONCAT(IF([.C17]=1; 1; 0); IF([.D17]=1; 1; 0); IF([.E17]=1; 1; 0); IF([.F17]=1; 1; 0); IF([.G17]=1; 1; 0); IF([.H17]=1; 1; 0); IF([.I17]=1; 1; 0); IF([.J17]=1; 1; 0); IF([.K17]=1; 1; 0); IF([.L17]=1; 1; 0); IF([.M17]=1; 1; 0); IF([.N17]=1; 1; 0); IF([.O17]=1; 1; 0); IF([.P17]=1; 1; 0); IF([.Q17]=1; 1; 0); IF([.R17]=1; 1; 0); IF([.S17]=1; 1; 0))" office:value-type="string" office:string-value="00000000000000000" calcext:value-type="string">
            <text:p>00000000000000000</text:p>
          </table:table-cell>
          <table:table-cell table:style-name="ce66" table:formula="of:=BASE(DECIMAL([.T17];2);16)" office:value-type="string" office:string-value="0" calcext:value-type="string">
            <text:p>0</text:p>
          </table:table-cell>
        </table:table-row>
        <table:table-row table:style-name="ro11">
          <table:table-cell table:style-name="ce58"/>
          <table:table-cell table:style-name="ce62"/>
          <table:table-cell table:style-name="ce64" table:number-columns-repeated="17"/>
          <table:table-cell table:style-name="ce66" table:formula="of:=COM.MICROSOFT.CONCAT(IF([.C18]=1; 1; 0); IF([.D18]=1; 1; 0); IF([.E18]=1; 1; 0); IF([.F18]=1; 1; 0); IF([.G18]=1; 1; 0); IF([.H18]=1; 1; 0); IF([.I18]=1; 1; 0); IF([.J18]=1; 1; 0); IF([.K18]=1; 1; 0); IF([.L18]=1; 1; 0); IF([.M18]=1; 1; 0); IF([.N18]=1; 1; 0); IF([.O18]=1; 1; 0); IF([.P18]=1; 1; 0); IF([.Q18]=1; 1; 0); IF([.R18]=1; 1; 0); IF([.S18]=1; 1; 0))" office:value-type="string" office:string-value="00000000000000000" calcext:value-type="string">
            <text:p>00000000000000000</text:p>
          </table:table-cell>
          <table:table-cell table:style-name="ce66" table:formula="of:=BASE(DECIMAL([.T18];2);16)" office:value-type="string" office:string-value="0" calcext:value-type="string">
            <text:p>0</text:p>
          </table:table-cell>
        </table:table-row>
        <table:table-row table:style-name="ro11">
          <table:table-cell table:style-name="ce58"/>
          <table:table-cell table:style-name="ce62"/>
          <table:table-cell table:style-name="ce64" table:number-columns-repeated="17"/>
          <table:table-cell table:style-name="ce66" table:formula="of:=COM.MICROSOFT.CONCAT(IF([.C19]=1; 1; 0); IF([.D19]=1; 1; 0); IF([.E19]=1; 1; 0); IF([.F19]=1; 1; 0); IF([.G19]=1; 1; 0); IF([.H19]=1; 1; 0); IF([.I19]=1; 1; 0); IF([.J19]=1; 1; 0); IF([.K19]=1; 1; 0); IF([.L19]=1; 1; 0); IF([.M19]=1; 1; 0); IF([.N19]=1; 1; 0); IF([.O19]=1; 1; 0); IF([.P19]=1; 1; 0); IF([.Q19]=1; 1; 0); IF([.R19]=1; 1; 0); IF([.S19]=1; 1; 0))" office:value-type="string" office:string-value="00000000000000000" calcext:value-type="string">
            <text:p>00000000000000000</text:p>
          </table:table-cell>
          <table:table-cell table:style-name="ce66" table:formula="of:=BASE(DECIMAL([.T19];2);16)" office:value-type="string" office:string-value="0" calcext:value-type="string">
            <text:p>0</text:p>
          </table:table-cell>
        </table:table-row>
        <table:table-row table:style-name="ro11">
          <table:table-cell table:style-name="ce58"/>
          <table:table-cell table:style-name="ce62"/>
          <table:table-cell table:style-name="ce64" table:number-columns-repeated="17"/>
          <table:table-cell table:style-name="ce66" table:formula="of:=COM.MICROSOFT.CONCAT(IF([.C20]=1; 1; 0); IF([.D20]=1; 1; 0); IF([.E20]=1; 1; 0); IF([.F20]=1; 1; 0); IF([.G20]=1; 1; 0); IF([.H20]=1; 1; 0); IF([.I20]=1; 1; 0); IF([.J20]=1; 1; 0); IF([.K20]=1; 1; 0); IF([.L20]=1; 1; 0); IF([.M20]=1; 1; 0); IF([.N20]=1; 1; 0); IF([.O20]=1; 1; 0); IF([.P20]=1; 1; 0); IF([.Q20]=1; 1; 0); IF([.R20]=1; 1; 0); IF([.S20]=1; 1; 0))" office:value-type="string" office:string-value="00000000000000000" calcext:value-type="string">
            <text:p>00000000000000000</text:p>
          </table:table-cell>
          <table:table-cell table:style-name="ce66" table:formula="of:=BASE(DECIMAL([.T20];2);16)" office:value-type="string" office:string-value="0" calcext:value-type="string">
            <text:p>0</text:p>
          </table:table-cell>
        </table:table-row>
        <table:table-row table:style-name="ro11">
          <table:table-cell table:style-name="ce58"/>
          <table:table-cell table:style-name="ce62"/>
          <table:table-cell table:style-name="ce64" table:number-columns-repeated="17"/>
          <table:table-cell table:style-name="ce66" table:formula="of:=COM.MICROSOFT.CONCAT(IF([.C21]=1; 1; 0); IF([.D21]=1; 1; 0); IF([.E21]=1; 1; 0); IF([.F21]=1; 1; 0); IF([.G21]=1; 1; 0); IF([.H21]=1; 1; 0); IF([.I21]=1; 1; 0); IF([.J21]=1; 1; 0); IF([.K21]=1; 1; 0); IF([.L21]=1; 1; 0); IF([.M21]=1; 1; 0); IF([.N21]=1; 1; 0); IF([.O21]=1; 1; 0); IF([.P21]=1; 1; 0); IF([.Q21]=1; 1; 0); IF([.R21]=1; 1; 0); IF([.S21]=1; 1; 0))" office:value-type="string" office:string-value="00000000000000000" calcext:value-type="string">
            <text:p>00000000000000000</text:p>
          </table:table-cell>
          <table:table-cell table:style-name="ce66" table:formula="of:=BASE(DECIMAL([.T21];2);16)" office:value-type="string" office:string-value="0" calcext:value-type="string">
            <text:p>0</text:p>
          </table:table-cell>
        </table:table-row>
        <table:table-row table:style-name="ro11">
          <table:table-cell table:style-name="ce58"/>
          <table:table-cell table:style-name="ce62"/>
          <table:table-cell table:style-name="ce64" table:number-columns-repeated="17"/>
          <table:table-cell table:style-name="ce66" table:formula="of:=COM.MICROSOFT.CONCAT(IF([.C22]=1; 1; 0); IF([.D22]=1; 1; 0); IF([.E22]=1; 1; 0); IF([.F22]=1; 1; 0); IF([.G22]=1; 1; 0); IF([.H22]=1; 1; 0); IF([.I22]=1; 1; 0); IF([.J22]=1; 1; 0); IF([.K22]=1; 1; 0); IF([.L22]=1; 1; 0); IF([.M22]=1; 1; 0); IF([.N22]=1; 1; 0); IF([.O22]=1; 1; 0); IF([.P22]=1; 1; 0); IF([.Q22]=1; 1; 0); IF([.R22]=1; 1; 0); IF([.S22]=1; 1; 0))" office:value-type="string" office:string-value="00000000000000000" calcext:value-type="string">
            <text:p>00000000000000000</text:p>
          </table:table-cell>
          <table:table-cell table:style-name="ce66" table:formula="of:=BASE(DECIMAL([.T22];2);16)" office:value-type="string" office:string-value="0" calcext:value-type="string">
            <text:p>0</text:p>
          </table:table-cell>
        </table:table-row>
        <table:table-row table:style-name="ro11">
          <table:table-cell table:style-name="ce58"/>
          <table:table-cell table:style-name="ce62"/>
          <table:table-cell table:style-name="ce64" table:number-columns-repeated="17"/>
          <table:table-cell table:style-name="ce66" table:formula="of:=COM.MICROSOFT.CONCAT(IF([.C23]=1; 1; 0); IF([.D23]=1; 1; 0); IF([.E23]=1; 1; 0); IF([.F23]=1; 1; 0); IF([.G23]=1; 1; 0); IF([.H23]=1; 1; 0); IF([.I23]=1; 1; 0); IF([.J23]=1; 1; 0); IF([.K23]=1; 1; 0); IF([.L23]=1; 1; 0); IF([.M23]=1; 1; 0); IF([.N23]=1; 1; 0); IF([.O23]=1; 1; 0); IF([.P23]=1; 1; 0); IF([.Q23]=1; 1; 0); IF([.R23]=1; 1; 0); IF([.S23]=1; 1; 0))" office:value-type="string" office:string-value="00000000000000000" calcext:value-type="string">
            <text:p>00000000000000000</text:p>
          </table:table-cell>
          <table:table-cell table:style-name="ce66" table:formula="of:=BASE(DECIMAL([.T23];2);16)" office:value-type="string" office:string-value="0" calcext:value-type="string">
            <text:p>0</text:p>
          </table:table-cell>
        </table:table-row>
        <table:table-row table:style-name="ro11">
          <table:table-cell table:style-name="ce58"/>
          <table:table-cell table:style-name="ce62"/>
          <table:table-cell table:style-name="ce64" table:number-columns-repeated="17"/>
          <table:table-cell table:style-name="ce66" table:formula="of:=COM.MICROSOFT.CONCAT(IF([.C24]=1; 1; 0); IF([.D24]=1; 1; 0); IF([.E24]=1; 1; 0); IF([.F24]=1; 1; 0); IF([.G24]=1; 1; 0); IF([.H24]=1; 1; 0); IF([.I24]=1; 1; 0); IF([.J24]=1; 1; 0); IF([.K24]=1; 1; 0); IF([.L24]=1; 1; 0); IF([.M24]=1; 1; 0); IF([.N24]=1; 1; 0); IF([.O24]=1; 1; 0); IF([.P24]=1; 1; 0); IF([.Q24]=1; 1; 0); IF([.R24]=1; 1; 0); IF([.S24]=1; 1; 0))" office:value-type="string" office:string-value="00000000000000000" calcext:value-type="string">
            <text:p>00000000000000000</text:p>
          </table:table-cell>
          <table:table-cell table:style-name="ce66" table:formula="of:=BASE(DECIMAL([.T24];2);16)" office:value-type="string" office:string-value="0" calcext:value-type="string">
            <text:p>0</text:p>
          </table:table-cell>
        </table:table-row>
        <table:table-row table:style-name="ro11">
          <table:table-cell table:style-name="ce58"/>
          <table:table-cell table:style-name="ce62"/>
          <table:table-cell table:style-name="ce64" table:number-columns-repeated="17"/>
          <table:table-cell table:style-name="ce66" table:formula="of:=COM.MICROSOFT.CONCAT(IF([.C25]=1; 1; 0); IF([.D25]=1; 1; 0); IF([.E25]=1; 1; 0); IF([.F25]=1; 1; 0); IF([.G25]=1; 1; 0); IF([.H25]=1; 1; 0); IF([.I25]=1; 1; 0); IF([.J25]=1; 1; 0); IF([.K25]=1; 1; 0); IF([.L25]=1; 1; 0); IF([.M25]=1; 1; 0); IF([.N25]=1; 1; 0); IF([.O25]=1; 1; 0); IF([.P25]=1; 1; 0); IF([.Q25]=1; 1; 0); IF([.R25]=1; 1; 0); IF([.S25]=1; 1; 0))" office:value-type="string" office:string-value="00000000000000000" calcext:value-type="string">
            <text:p>00000000000000000</text:p>
          </table:table-cell>
          <table:table-cell table:style-name="ce66" table:formula="of:=BASE(DECIMAL([.T25];2);16)" office:value-type="string" office:string-value="0" calcext:value-type="string">
            <text:p>0</text:p>
          </table:table-cell>
        </table:table-row>
        <table:table-row table:style-name="ro11">
          <table:table-cell table:style-name="ce58"/>
          <table:table-cell table:style-name="ce62"/>
          <table:table-cell table:style-name="ce64" table:number-columns-repeated="17"/>
          <table:table-cell table:style-name="ce66" table:formula="of:=COM.MICROSOFT.CONCAT(IF([.C26]=1; 1; 0); IF([.D26]=1; 1; 0); IF([.E26]=1; 1; 0); IF([.F26]=1; 1; 0); IF([.G26]=1; 1; 0); IF([.H26]=1; 1; 0); IF([.I26]=1; 1; 0); IF([.J26]=1; 1; 0); IF([.K26]=1; 1; 0); IF([.L26]=1; 1; 0); IF([.M26]=1; 1; 0); IF([.N26]=1; 1; 0); IF([.O26]=1; 1; 0); IF([.P26]=1; 1; 0); IF([.Q26]=1; 1; 0); IF([.R26]=1; 1; 0); IF([.S26]=1; 1; 0))" office:value-type="string" office:string-value="00000000000000000" calcext:value-type="string">
            <text:p>00000000000000000</text:p>
          </table:table-cell>
          <table:table-cell table:style-name="ce66" table:formula="of:=BASE(DECIMAL([.T26];2);16)" office:value-type="string" office:string-value="0" calcext:value-type="string">
            <text:p>0</text:p>
          </table:table-cell>
        </table:table-row>
        <table:table-row table:style-name="ro11">
          <table:table-cell table:style-name="ce58"/>
          <table:table-cell table:style-name="ce62"/>
          <table:table-cell table:style-name="ce64" table:number-columns-repeated="17"/>
          <table:table-cell table:style-name="ce66" table:formula="of:=COM.MICROSOFT.CONCAT(IF([.C27]=1; 1; 0); IF([.D27]=1; 1; 0); IF([.E27]=1; 1; 0); IF([.F27]=1; 1; 0); IF([.G27]=1; 1; 0); IF([.H27]=1; 1; 0); IF([.I27]=1; 1; 0); IF([.J27]=1; 1; 0); IF([.K27]=1; 1; 0); IF([.L27]=1; 1; 0); IF([.M27]=1; 1; 0); IF([.N27]=1; 1; 0); IF([.O27]=1; 1; 0); IF([.P27]=1; 1; 0); IF([.Q27]=1; 1; 0); IF([.R27]=1; 1; 0); IF([.S27]=1; 1; 0))" office:value-type="string" office:string-value="00000000000000000" calcext:value-type="string">
            <text:p>00000000000000000</text:p>
          </table:table-cell>
          <table:table-cell table:style-name="ce66" table:formula="of:=BASE(DECIMAL([.T27];2);16)" office:value-type="string" office:string-value="0" calcext:value-type="string">
            <text:p>0</text:p>
          </table:table-cell>
        </table:table-row>
        <table:table-row table:style-name="ro11">
          <table:table-cell table:style-name="ce58"/>
          <table:table-cell table:style-name="ce62"/>
          <table:table-cell table:style-name="ce64" table:number-columns-repeated="17"/>
          <table:table-cell table:style-name="ce66" table:formula="of:=COM.MICROSOFT.CONCAT(IF([.C28]=1; 1; 0); IF([.D28]=1; 1; 0); IF([.E28]=1; 1; 0); IF([.F28]=1; 1; 0); IF([.G28]=1; 1; 0); IF([.H28]=1; 1; 0); IF([.I28]=1; 1; 0); IF([.J28]=1; 1; 0); IF([.K28]=1; 1; 0); IF([.L28]=1; 1; 0); IF([.M28]=1; 1; 0); IF([.N28]=1; 1; 0); IF([.O28]=1; 1; 0); IF([.P28]=1; 1; 0); IF([.Q28]=1; 1; 0); IF([.R28]=1; 1; 0); IF([.S28]=1; 1; 0))" office:value-type="string" office:string-value="00000000000000000" calcext:value-type="string">
            <text:p>00000000000000000</text:p>
          </table:table-cell>
          <table:table-cell table:style-name="ce66" table:formula="of:=BASE(DECIMAL([.T28];2);16)" office:value-type="string" office:string-value="0" calcext:value-type="string">
            <text:p>0</text:p>
          </table:table-cell>
        </table:table-row>
        <table:table-row table:style-name="ro11">
          <table:table-cell table:style-name="ce58"/>
          <table:table-cell table:style-name="ce62"/>
          <table:table-cell table:style-name="ce64" table:number-columns-repeated="17"/>
          <table:table-cell table:style-name="ce66" table:formula="of:=COM.MICROSOFT.CONCAT(IF([.C29]=1; 1; 0); IF([.D29]=1; 1; 0); IF([.E29]=1; 1; 0); IF([.F29]=1; 1; 0); IF([.G29]=1; 1; 0); IF([.H29]=1; 1; 0); IF([.I29]=1; 1; 0); IF([.J29]=1; 1; 0); IF([.K29]=1; 1; 0); IF([.L29]=1; 1; 0); IF([.M29]=1; 1; 0); IF([.N29]=1; 1; 0); IF([.O29]=1; 1; 0); IF([.P29]=1; 1; 0); IF([.Q29]=1; 1; 0); IF([.R29]=1; 1; 0); IF([.S29]=1; 1; 0))" office:value-type="string" office:string-value="00000000000000000" calcext:value-type="string">
            <text:p>00000000000000000</text:p>
          </table:table-cell>
          <table:table-cell table:style-name="ce66" table:formula="of:=BASE(DECIMAL([.T29];2);16)" office:value-type="string" office:string-value="0" calcext:value-type="string">
            <text:p>0</text:p>
          </table:table-cell>
        </table:table-row>
        <table:table-row table:style-name="ro11">
          <table:table-cell table:style-name="ce58"/>
          <table:table-cell table:style-name="ce62"/>
          <table:table-cell table:style-name="ce64" table:number-columns-repeated="17"/>
          <table:table-cell table:style-name="ce66" table:formula="of:=COM.MICROSOFT.CONCAT(IF([.C30]=1; 1; 0); IF([.D30]=1; 1; 0); IF([.E30]=1; 1; 0); IF([.F30]=1; 1; 0); IF([.G30]=1; 1; 0); IF([.H30]=1; 1; 0); IF([.I30]=1; 1; 0); IF([.J30]=1; 1; 0); IF([.K30]=1; 1; 0); IF([.L30]=1; 1; 0); IF([.M30]=1; 1; 0); IF([.N30]=1; 1; 0); IF([.O30]=1; 1; 0); IF([.P30]=1; 1; 0); IF([.Q30]=1; 1; 0); IF([.R30]=1; 1; 0); IF([.S30]=1; 1; 0))" office:value-type="string" office:string-value="00000000000000000" calcext:value-type="string">
            <text:p>00000000000000000</text:p>
          </table:table-cell>
          <table:table-cell table:style-name="ce66" table:formula="of:=BASE(DECIMAL([.T30];2);16)" office:value-type="string" office:string-value="0" calcext:value-type="string">
            <text:p>0</text:p>
          </table:table-cell>
        </table:table-row>
        <table:table-row table:style-name="ro11">
          <table:table-cell table:style-name="ce58"/>
          <table:table-cell table:style-name="ce62"/>
          <table:table-cell table:style-name="ce64" table:number-columns-repeated="17"/>
          <table:table-cell table:style-name="ce66" table:formula="of:=COM.MICROSOFT.CONCAT(IF([.C31]=1; 1; 0); IF([.D31]=1; 1; 0); IF([.E31]=1; 1; 0); IF([.F31]=1; 1; 0); IF([.G31]=1; 1; 0); IF([.H31]=1; 1; 0); IF([.I31]=1; 1; 0); IF([.J31]=1; 1; 0); IF([.K31]=1; 1; 0); IF([.L31]=1; 1; 0); IF([.M31]=1; 1; 0); IF([.N31]=1; 1; 0); IF([.O31]=1; 1; 0); IF([.P31]=1; 1; 0); IF([.Q31]=1; 1; 0); IF([.R31]=1; 1; 0); IF([.S31]=1; 1; 0))" office:value-type="string" office:string-value="00000000000000000" calcext:value-type="string">
            <text:p>00000000000000000</text:p>
          </table:table-cell>
          <table:table-cell table:style-name="ce66" table:formula="of:=BASE(DECIMAL([.T31];2);16)" office:value-type="string" office:string-value="0" calcext:value-type="string">
            <text:p>0</text:p>
          </table:table-cell>
        </table:table-row>
        <table:table-row table:style-name="ro11">
          <table:table-cell table:style-name="ce58"/>
          <table:table-cell table:style-name="ce62"/>
          <table:table-cell table:style-name="ce64" table:number-columns-repeated="17"/>
          <table:table-cell table:style-name="ce66" table:formula="of:=COM.MICROSOFT.CONCAT(IF([.C32]=1; 1; 0); IF([.D32]=1; 1; 0); IF([.E32]=1; 1; 0); IF([.F32]=1; 1; 0); IF([.G32]=1; 1; 0); IF([.H32]=1; 1; 0); IF([.I32]=1; 1; 0); IF([.J32]=1; 1; 0); IF([.K32]=1; 1; 0); IF([.L32]=1; 1; 0); IF([.M32]=1; 1; 0); IF([.N32]=1; 1; 0); IF([.O32]=1; 1; 0); IF([.P32]=1; 1; 0); IF([.Q32]=1; 1; 0); IF([.R32]=1; 1; 0); IF([.S32]=1; 1; 0))" office:value-type="string" office:string-value="00000000000000000" calcext:value-type="string">
            <text:p>00000000000000000</text:p>
          </table:table-cell>
          <table:table-cell table:style-name="ce66" table:formula="of:=BASE(DECIMAL([.T32];2);16)" office:value-type="string" office:string-value="0" calcext:value-type="string">
            <text:p>0</text:p>
          </table:table-cell>
        </table:table-row>
        <table:table-row table:style-name="ro11">
          <table:table-cell table:style-name="ce58"/>
          <table:table-cell table:style-name="ce62"/>
          <table:table-cell table:style-name="ce64" table:number-columns-repeated="17"/>
          <table:table-cell table:style-name="ce66" table:formula="of:=COM.MICROSOFT.CONCAT(IF([.C33]=1; 1; 0); IF([.D33]=1; 1; 0); IF([.E33]=1; 1; 0); IF([.F33]=1; 1; 0); IF([.G33]=1; 1; 0); IF([.H33]=1; 1; 0); IF([.I33]=1; 1; 0); IF([.J33]=1; 1; 0); IF([.K33]=1; 1; 0); IF([.L33]=1; 1; 0); IF([.M33]=1; 1; 0); IF([.N33]=1; 1; 0); IF([.O33]=1; 1; 0); IF([.P33]=1; 1; 0); IF([.Q33]=1; 1; 0); IF([.R33]=1; 1; 0); IF([.S33]=1; 1; 0))" office:value-type="string" office:string-value="00000000000000000" calcext:value-type="string">
            <text:p>00000000000000000</text:p>
          </table:table-cell>
          <table:table-cell table:style-name="ce66" table:formula="of:=BASE(DECIMAL([.T33];2);16)" office:value-type="string" office:string-value="0" calcext:value-type="string">
            <text:p>0</text:p>
          </table:table-cell>
        </table:table-row>
        <table:table-row table:style-name="ro3" table:number-rows-repeated="1048542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Instruction States" table:style-name="ta1">
        <table:table-column table:style-name="co24" table:default-cell-style-name="ce59"/>
        <table:table-column table:style-name="co26" table:default-cell-style-name="ce59"/>
        <table:table-column table:style-name="co27"/>
        <table:table-column table:style-name="co28"/>
        <table:table-column table:style-name="co29"/>
        <table:table-row table:style-name="ro12">
          <table:table-cell table:style-name="ce67" office:value-type="string" calcext:value-type="string">
            <text:p>Instruction</text:p>
          </table:table-cell>
          <table:table-cell table:style-name="ce68" office:value-type="string" calcext:value-type="string">
            <text:p>State Numbers</text:p>
          </table:table-cell>
        </table:table-row>
        <table:table-row table:style-name="ro2">
          <table:table-cell table:style-name="ce52" office:value-type="string" calcext:value-type="string">
            <text:p>NOP</text:p>
          </table:table-cell>
          <table:table-cell table:style-name="ce69" office:value-type="string" calcext:value-type="string">
            <text:p>1, 2, 3</text:p>
          </table:table-cell>
        </table:table-row>
        <table:table-row table:style-name="ro2">
          <table:table-cell table:style-name="ce52" office:value-type="string" calcext:value-type="string">
            <text:p>HALT</text:p>
          </table:table-cell>
          <table:table-cell table:style-name="ce69" office:value-type="string" calcext:value-type="string">
            <text:p>1, 2, 13</text:p>
          </table:table-cell>
        </table:table-row>
        <table:table-row table:style-name="ro2">
          <table:table-cell table:style-name="ce52" office:value-type="string" calcext:value-type="string">
            <text:p>LDAI num</text:p>
          </table:table-cell>
          <table:table-cell table:style-name="ce69" office:value-type="string" calcext:value-type="string">
            <text:p>1, 2, 1, 5, 3</text:p>
          </table:table-cell>
        </table:table-row>
        <table:table-row table:style-name="ro2">
          <table:table-cell table:style-name="ce52" office:value-type="string" calcext:value-type="string">
            <text:p>LDA addr</text:p>
          </table:table-cell>
          <table:table-cell table:style-name="ce69" office:value-type="string" calcext:value-type="string">
            <text:p>1, 2, 1, 4, 5, 3</text:p>
          </table:table-cell>
        </table:table-row>
        <table:table-row table:style-name="ro2">
          <table:table-cell table:style-name="ce52" office:value-type="string" calcext:value-type="string">
            <text:p>STA addr</text:p>
          </table:table-cell>
          <table:table-cell table:style-name="ce69" office:value-type="string" calcext:value-type="string">
            <text:p>1, 2, 1, 4, 7, 3</text:p>
          </table:table-cell>
        </table:table-row>
        <table:table-row table:style-name="ro2">
          <table:table-cell table:style-name="ce52" office:value-type="string" calcext:value-type="string">
            <text:p>LDBI num</text:p>
          </table:table-cell>
          <table:table-cell table:style-name="ce69" office:value-type="string" calcext:value-type="string">
            <text:p>1, 2, 1, 6, 3</text:p>
          </table:table-cell>
        </table:table-row>
        <table:table-row table:style-name="ro2">
          <table:table-cell table:style-name="ce52" office:value-type="string" calcext:value-type="string">
            <text:p>LDB addr</text:p>
          </table:table-cell>
          <table:table-cell table:style-name="ce69" office:value-type="string" calcext:value-type="string">
            <text:p>1, 2, 1, 4, 6, 3</text:p>
          </table:table-cell>
        </table:table-row>
        <table:table-row table:style-name="ro2">
          <table:table-cell table:style-name="ce52" office:value-type="string" calcext:value-type="string">
            <text:p>STB addr</text:p>
          </table:table-cell>
          <table:table-cell table:style-name="ce69" office:value-type="string" calcext:value-type="string">
            <text:p>1, 2, 1, 4, 8, 3</text:p>
          </table:table-cell>
        </table:table-row>
        <table:table-row table:style-name="ro2">
          <table:table-cell table:style-name="ce52" office:value-type="string" calcext:value-type="string">
            <text:p>ADD</text:p>
          </table:table-cell>
          <table:table-cell table:style-name="ce69" office:value-type="string" calcext:value-type="string">
            <text:p>1, 2, 9, 3</text:p>
          </table:table-cell>
        </table:table-row>
        <table:table-row table:style-name="ro2">
          <table:table-cell table:style-name="ce52" office:value-type="string" calcext:value-type="string">
            <text:p>SUB</text:p>
          </table:table-cell>
          <table:table-cell table:style-name="ce69" office:value-type="string" calcext:value-type="string">
            <text:p>1, 2, 10, 3</text:p>
          </table:table-cell>
        </table:table-row>
        <table:table-row table:style-name="ro2">
          <table:table-cell table:style-name="ce52" office:value-type="string" calcext:value-type="string">
            <text:p>OUT</text:p>
          </table:table-cell>
          <table:table-cell table:style-name="ce69" office:value-type="string" calcext:value-type="string">
            <text:p>1, 2, 11, 3</text:p>
          </table:table-cell>
        </table:table-row>
        <table:table-row table:style-name="ro2">
          <table:table-cell table:style-name="ce52" office:value-type="string" calcext:value-type="string">
            <text:p>JMP addr</text:p>
          </table:table-cell>
          <table:table-cell table:style-name="ce69" office:value-type="string" calcext:value-type="string">
            <text:p>1, 2, 1, 12, 3</text:p>
          </table:table-cell>
        </table:table-row>
        <table:table-row table:style-name="ro2">
          <table:table-cell table:style-name="ce52" office:value-type="string" calcext:value-type="string">
            <text:p>JZ addr</text:p>
          </table:table-cell>
          <table:table-cell table:style-name="ce69" office:value-type="string" calcext:value-type="string">
            <text:p>1, 2, 1, [12 if met], 3</text:p>
          </table:table-cell>
        </table:table-row>
        <table:table-row table:style-name="ro2">
          <table:table-cell table:style-name="ce52" office:value-type="string" calcext:value-type="string">
            <text:p>JC addr</text:p>
          </table:table-cell>
          <table:table-cell table:style-name="ce69" office:value-type="string" calcext:value-type="string">
            <text:p>1, 2, 1, [12 if met], 3</text:p>
          </table:table-cell>
        </table:table-row>
        <table:table-row table:style-name="ro3" table:number-rows-repeated="1048560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States Detailed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ce41"/>
        <table:table-column table:style-name="co35" table:default-cell-style-name="Default"/>
        <table:table-row table:style-name="ro2">
          <table:table-cell table:style-name="ce32" office:value-type="string" calcext:value-type="string">
            <text:p>Op Code</text:p>
          </table:table-cell>
          <table:table-cell table:style-name="ce37" office:value-type="string" calcext:value-type="string">
            <text:p>Carry Flag</text:p>
          </table:table-cell>
          <table:table-cell table:style-name="ce37" office:value-type="string" calcext:value-type="string">
            <text:p>Zero Flag</text:p>
          </table:table-cell>
          <table:table-cell table:style-name="ce38" office:value-type="string" calcext:value-type="string">
            <text:p>Micro Step</text:p>
          </table:table-cell>
          <table:table-cell table:style-name="ce39"/>
          <table:table-cell table:style-name="ce42" office:value-type="string" calcext:value-type="string">
            <text:p>State</text:p>
          </table:table-cell>
        </table:table-row>
        <table:table-row table:style-name="ro13">
          <table:table-cell table:number-columns-repeated="3" table:style-name="ce53" office:value-type="string" calcext:value-type="string">
            <text:p>x</text:p>
          </table:table-cell>
          <table:table-cell table:style-name="ce53" office:value-type="float" office:value="0" calcext:value-type="float">
            <text:p>0</text:p>
          </table:table-cell>
          <table:table-cell table:style-name="ce34"/>
          <table:table-cell table:style-name="ce53" office:value-type="float" office:value="1" calcext:value-type="float">
            <text:p>1</text:p>
          </table:table-cell>
        </table:table-row>
        <table:table-row table:style-name="ro13">
          <table:table-cell table:number-columns-repeated="3"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34"/>
          <table:table-cell table:style-name="ce53" office:value-type="float" office:value="2" calcext:value-type="float">
            <text:p>2</text:p>
          </table:table-cell>
        </table:table-row>
        <table:table-row table:style-name="ro14">
          <table:table-cell table:style-name="ce34" table:number-columns-repeated="6"/>
        </table:table-row>
        <table:table-row table:style-name="ro13">
          <table:table-cell table:style-name="ce33" office:value-type="string" calcext:value-type="string">
            <text:p>0x00</text:p>
          </table:table-cell>
          <table:table-cell table:number-columns-repeated="2" table:style-name="ce33" office:value-type="string" calcext:value-type="string">
            <text:p>x</text:p>
          </table:table-cell>
          <table:table-cell table:style-name="ce33" office:value-type="float" office:value="2" calcext:value-type="float">
            <text:p>2</text:p>
          </table:table-cell>
          <table:table-cell table:style-name="ce34"/>
          <table:table-cell table:style-name="ce33" office:value-type="float" office:value="3" calcext:value-type="float">
            <text:p>3</text:p>
          </table:table-cell>
        </table:table-row>
        <table:table-row table:style-name="ro14">
          <table:table-cell table:style-name="ce35" table:number-columns-repeated="4"/>
          <table:table-cell table:style-name="ce34"/>
          <table:table-cell table:style-name="ce35"/>
        </table:table-row>
        <table:table-row table:style-name="ro13">
          <table:table-cell table:style-name="ce33" office:value-type="string" calcext:value-type="string">
            <text:p>0x01</text:p>
          </table:table-cell>
          <table:table-cell table:number-columns-repeated="2" table:style-name="ce33" office:value-type="string" calcext:value-type="string">
            <text:p>x</text:p>
          </table:table-cell>
          <table:table-cell table:style-name="ce33" office:value-type="float" office:value="2" calcext:value-type="float">
            <text:p>2</text:p>
          </table:table-cell>
          <table:table-cell table:style-name="ce34"/>
          <table:table-cell table:style-name="ce33" office:value-type="float" office:value="13" calcext:value-type="float">
            <text:p>13</text:p>
          </table:table-cell>
        </table:table-row>
        <table:table-row table:style-name="ro14">
          <table:table-cell table:style-name="ce35" table:number-columns-repeated="4"/>
          <table:table-cell table:style-name="ce34"/>
          <table:table-cell table:style-name="ce35"/>
        </table:table-row>
        <table:table-row table:style-name="ro13">
          <table:table-cell table:style-name="ce33" office:value-type="string" calcext:value-type="string">
            <text:p>0x02</text:p>
          </table:table-cell>
          <table:table-cell table:number-columns-repeated="2" table:style-name="ce33" office:value-type="string" calcext:value-type="string">
            <text:p>x</text:p>
          </table:table-cell>
          <table:table-cell table:style-name="ce33" office:value-type="float" office:value="2" calcext:value-type="float">
            <text:p>2</text:p>
          </table:table-cell>
          <table:table-cell table:style-name="ce34"/>
          <table:table-cell table:style-name="ce33" office:value-type="float" office:value="1" calcext:value-type="float">
            <text:p>1</text:p>
          </table:table-cell>
        </table:table-row>
        <table:table-row table:style-name="ro13">
          <table:table-cell table:style-name="ce33" office:value-type="string" calcext:value-type="string">
            <text:p>0x02</text:p>
          </table:table-cell>
          <table:table-cell table:number-columns-repeated="2" table:style-name="ce33" office:value-type="string" calcext:value-type="string">
            <text:p>x</text:p>
          </table:table-cell>
          <table:table-cell table:style-name="ce33" office:value-type="float" office:value="3" calcext:value-type="float">
            <text:p>3</text:p>
          </table:table-cell>
          <table:table-cell table:style-name="ce34"/>
          <table:table-cell table:style-name="ce33" office:value-type="float" office:value="5" calcext:value-type="float">
            <text:p>5</text:p>
          </table:table-cell>
        </table:table-row>
        <table:table-row table:style-name="ro13">
          <table:table-cell table:style-name="ce33" office:value-type="string" calcext:value-type="string">
            <text:p>0x02</text:p>
          </table:table-cell>
          <table:table-cell table:number-columns-repeated="2" table:style-name="ce33" office:value-type="string" calcext:value-type="string">
            <text:p>x</text:p>
          </table:table-cell>
          <table:table-cell table:style-name="ce33" office:value-type="float" office:value="4" calcext:value-type="float">
            <text:p>4</text:p>
          </table:table-cell>
          <table:table-cell table:style-name="ce34"/>
          <table:table-cell table:style-name="ce33" office:value-type="float" office:value="3" calcext:value-type="float">
            <text:p>3</text:p>
          </table:table-cell>
        </table:table-row>
        <table:table-row table:style-name="ro14">
          <table:table-cell table:style-name="ce35" table:number-columns-repeated="4"/>
          <table:table-cell table:style-name="ce34"/>
          <table:table-cell table:style-name="ce35"/>
        </table:table-row>
        <table:table-row table:style-name="ro13">
          <table:table-cell table:style-name="ce33" office:value-type="string" calcext:value-type="string">
            <text:p>0x03</text:p>
          </table:table-cell>
          <table:table-cell table:number-columns-repeated="2" table:style-name="ce33" office:value-type="string" calcext:value-type="string">
            <text:p>x</text:p>
          </table:table-cell>
          <table:table-cell table:style-name="ce33" office:value-type="float" office:value="2" calcext:value-type="float">
            <text:p>2</text:p>
          </table:table-cell>
          <table:table-cell table:style-name="ce34"/>
          <table:table-cell table:style-name="ce33" office:value-type="float" office:value="1" calcext:value-type="float">
            <text:p>1</text:p>
          </table:table-cell>
        </table:table-row>
        <table:table-row table:style-name="ro13">
          <table:table-cell table:style-name="ce33" office:value-type="string" calcext:value-type="string">
            <text:p>0x03</text:p>
          </table:table-cell>
          <table:table-cell table:number-columns-repeated="2" table:style-name="ce33" office:value-type="string" calcext:value-type="string">
            <text:p>x</text:p>
          </table:table-cell>
          <table:table-cell table:style-name="ce33" office:value-type="float" office:value="3" calcext:value-type="float">
            <text:p>3</text:p>
          </table:table-cell>
          <table:table-cell table:style-name="ce34"/>
          <table:table-cell table:style-name="ce33" office:value-type="float" office:value="4" calcext:value-type="float">
            <text:p>4</text:p>
          </table:table-cell>
        </table:table-row>
        <table:table-row table:style-name="ro13">
          <table:table-cell table:style-name="ce33" office:value-type="string" calcext:value-type="string">
            <text:p>0x03</text:p>
          </table:table-cell>
          <table:table-cell table:number-columns-repeated="2" table:style-name="ce33" office:value-type="string" calcext:value-type="string">
            <text:p>x</text:p>
          </table:table-cell>
          <table:table-cell table:style-name="ce33" office:value-type="float" office:value="4" calcext:value-type="float">
            <text:p>4</text:p>
          </table:table-cell>
          <table:table-cell table:style-name="ce34"/>
          <table:table-cell table:style-name="ce33" office:value-type="float" office:value="5" calcext:value-type="float">
            <text:p>5</text:p>
          </table:table-cell>
        </table:table-row>
        <table:table-row table:style-name="ro13">
          <table:table-cell table:style-name="ce33" office:value-type="string" calcext:value-type="string">
            <text:p>0x03</text:p>
          </table:table-cell>
          <table:table-cell table:number-columns-repeated="2" table:style-name="ce33" office:value-type="string" calcext:value-type="string">
            <text:p>x</text:p>
          </table:table-cell>
          <table:table-cell table:style-name="ce33" office:value-type="float" office:value="5" calcext:value-type="float">
            <text:p>5</text:p>
          </table:table-cell>
          <table:table-cell table:style-name="ce34"/>
          <table:table-cell table:style-name="ce33" office:value-type="float" office:value="3" calcext:value-type="float">
            <text:p>3</text:p>
          </table:table-cell>
        </table:table-row>
        <table:table-row table:style-name="ro14">
          <table:table-cell table:style-name="ce35" table:number-columns-repeated="4"/>
          <table:table-cell table:style-name="ce34"/>
          <table:table-cell table:style-name="ce35"/>
        </table:table-row>
        <table:table-row table:style-name="ro13">
          <table:table-cell table:style-name="ce33" office:value-type="string" calcext:value-type="string">
            <text:p>0x04</text:p>
          </table:table-cell>
          <table:table-cell table:number-columns-repeated="2" table:style-name="ce33" office:value-type="string" calcext:value-type="string">
            <text:p>x</text:p>
          </table:table-cell>
          <table:table-cell table:style-name="ce33" office:value-type="float" office:value="2" calcext:value-type="float">
            <text:p>2</text:p>
          </table:table-cell>
          <table:table-cell table:style-name="ce34"/>
          <table:table-cell table:style-name="ce33" office:value-type="float" office:value="1" calcext:value-type="float">
            <text:p>1</text:p>
          </table:table-cell>
        </table:table-row>
        <table:table-row table:style-name="ro13">
          <table:table-cell table:style-name="ce33" office:value-type="string" calcext:value-type="string">
            <text:p>0x04</text:p>
          </table:table-cell>
          <table:table-cell table:number-columns-repeated="2" table:style-name="ce33" office:value-type="string" calcext:value-type="string">
            <text:p>x</text:p>
          </table:table-cell>
          <table:table-cell table:style-name="ce33" office:value-type="float" office:value="3" calcext:value-type="float">
            <text:p>3</text:p>
          </table:table-cell>
          <table:table-cell table:style-name="ce34"/>
          <table:table-cell table:style-name="ce33" office:value-type="float" office:value="4" calcext:value-type="float">
            <text:p>4</text:p>
          </table:table-cell>
        </table:table-row>
        <table:table-row table:style-name="ro13">
          <table:table-cell table:style-name="ce33" office:value-type="string" calcext:value-type="string">
            <text:p>0x04</text:p>
          </table:table-cell>
          <table:table-cell table:number-columns-repeated="2" table:style-name="ce33" office:value-type="string" calcext:value-type="string">
            <text:p>x</text:p>
          </table:table-cell>
          <table:table-cell table:style-name="ce33" office:value-type="float" office:value="4" calcext:value-type="float">
            <text:p>4</text:p>
          </table:table-cell>
          <table:table-cell table:style-name="ce34"/>
          <table:table-cell table:style-name="ce33" office:value-type="float" office:value="7" calcext:value-type="float">
            <text:p>7</text:p>
          </table:table-cell>
        </table:table-row>
        <table:table-row table:style-name="ro13">
          <table:table-cell table:style-name="ce33" office:value-type="string" calcext:value-type="string">
            <text:p>0x04</text:p>
          </table:table-cell>
          <table:table-cell table:number-columns-repeated="2" table:style-name="ce33" office:value-type="string" calcext:value-type="string">
            <text:p>x</text:p>
          </table:table-cell>
          <table:table-cell table:style-name="ce33" office:value-type="float" office:value="5" calcext:value-type="float">
            <text:p>5</text:p>
          </table:table-cell>
          <table:table-cell table:style-name="ce34"/>
          <table:table-cell table:style-name="ce33" office:value-type="float" office:value="3" calcext:value-type="float">
            <text:p>3</text:p>
          </table:table-cell>
        </table:table-row>
        <table:table-row table:style-name="ro14">
          <table:table-cell table:style-name="ce35" table:number-columns-repeated="4"/>
          <table:table-cell table:style-name="ce34"/>
          <table:table-cell table:style-name="ce35"/>
        </table:table-row>
        <table:table-row table:style-name="ro13">
          <table:table-cell table:style-name="ce33" office:value-type="string" calcext:value-type="string">
            <text:p>0x05</text:p>
          </table:table-cell>
          <table:table-cell table:number-columns-repeated="2" table:style-name="ce33" office:value-type="string" calcext:value-type="string">
            <text:p>x</text:p>
          </table:table-cell>
          <table:table-cell table:style-name="ce33" office:value-type="float" office:value="2" calcext:value-type="float">
            <text:p>2</text:p>
          </table:table-cell>
          <table:table-cell table:style-name="ce34"/>
          <table:table-cell table:style-name="ce33" office:value-type="float" office:value="1" calcext:value-type="float">
            <text:p>1</text:p>
          </table:table-cell>
        </table:table-row>
        <table:table-row table:style-name="ro13">
          <table:table-cell table:style-name="ce33" office:value-type="string" calcext:value-type="string">
            <text:p>0x05</text:p>
          </table:table-cell>
          <table:table-cell table:number-columns-repeated="2" table:style-name="ce33" office:value-type="string" calcext:value-type="string">
            <text:p>x</text:p>
          </table:table-cell>
          <table:table-cell table:style-name="ce33" office:value-type="float" office:value="3" calcext:value-type="float">
            <text:p>3</text:p>
          </table:table-cell>
          <table:table-cell table:style-name="ce34"/>
          <table:table-cell table:style-name="ce33" office:value-type="float" office:value="6" calcext:value-type="float">
            <text:p>6</text:p>
          </table:table-cell>
        </table:table-row>
        <table:table-row table:style-name="ro13">
          <table:table-cell table:style-name="ce33" office:value-type="string" calcext:value-type="string">
            <text:p>0x05</text:p>
          </table:table-cell>
          <table:table-cell table:number-columns-repeated="2" table:style-name="ce33" office:value-type="string" calcext:value-type="string">
            <text:p>x</text:p>
          </table:table-cell>
          <table:table-cell table:style-name="ce33" office:value-type="float" office:value="4" calcext:value-type="float">
            <text:p>4</text:p>
          </table:table-cell>
          <table:table-cell table:style-name="ce34"/>
          <table:table-cell table:style-name="ce33" office:value-type="float" office:value="3" calcext:value-type="float">
            <text:p>3</text:p>
          </table:table-cell>
        </table:table-row>
        <table:table-row table:style-name="ro14">
          <table:table-cell table:style-name="ce35" table:number-columns-repeated="4"/>
          <table:table-cell table:style-name="ce34"/>
          <table:table-cell table:style-name="ce35"/>
        </table:table-row>
        <table:table-row table:style-name="ro13">
          <table:table-cell table:style-name="ce33" office:value-type="string" calcext:value-type="string">
            <text:p>0x06</text:p>
          </table:table-cell>
          <table:table-cell table:number-columns-repeated="2" table:style-name="ce33" office:value-type="string" calcext:value-type="string">
            <text:p>x</text:p>
          </table:table-cell>
          <table:table-cell table:style-name="ce33" office:value-type="float" office:value="2" calcext:value-type="float">
            <text:p>2</text:p>
          </table:table-cell>
          <table:table-cell table:style-name="ce34"/>
          <table:table-cell table:style-name="ce33" office:value-type="float" office:value="1" calcext:value-type="float">
            <text:p>1</text:p>
          </table:table-cell>
        </table:table-row>
        <table:table-row table:style-name="ro13">
          <table:table-cell table:style-name="ce33" office:value-type="string" calcext:value-type="string">
            <text:p>0x06</text:p>
          </table:table-cell>
          <table:table-cell table:number-columns-repeated="2" table:style-name="ce33" office:value-type="string" calcext:value-type="string">
            <text:p>x</text:p>
          </table:table-cell>
          <table:table-cell table:style-name="ce33" office:value-type="float" office:value="3" calcext:value-type="float">
            <text:p>3</text:p>
          </table:table-cell>
          <table:table-cell table:style-name="ce34"/>
          <table:table-cell table:style-name="ce33" office:value-type="float" office:value="4" calcext:value-type="float">
            <text:p>4</text:p>
          </table:table-cell>
        </table:table-row>
        <table:table-row table:style-name="ro13">
          <table:table-cell table:style-name="ce33" office:value-type="string" calcext:value-type="string">
            <text:p>0x06</text:p>
          </table:table-cell>
          <table:table-cell table:number-columns-repeated="2" table:style-name="ce33" office:value-type="string" calcext:value-type="string">
            <text:p>x</text:p>
          </table:table-cell>
          <table:table-cell table:style-name="ce33" office:value-type="float" office:value="4" calcext:value-type="float">
            <text:p>4</text:p>
          </table:table-cell>
          <table:table-cell table:style-name="ce34"/>
          <table:table-cell table:style-name="ce33" office:value-type="float" office:value="6" calcext:value-type="float">
            <text:p>6</text:p>
          </table:table-cell>
        </table:table-row>
        <table:table-row table:style-name="ro13">
          <table:table-cell table:style-name="ce33" office:value-type="string" calcext:value-type="string">
            <text:p>0x06</text:p>
          </table:table-cell>
          <table:table-cell table:number-columns-repeated="2" table:style-name="ce33" office:value-type="string" calcext:value-type="string">
            <text:p>x</text:p>
          </table:table-cell>
          <table:table-cell table:style-name="ce33" office:value-type="float" office:value="5" calcext:value-type="float">
            <text:p>5</text:p>
          </table:table-cell>
          <table:table-cell table:style-name="ce34"/>
          <table:table-cell table:style-name="ce33" office:value-type="float" office:value="3" calcext:value-type="float">
            <text:p>3</text:p>
          </table:table-cell>
        </table:table-row>
        <table:table-row table:style-name="ro14">
          <table:table-cell table:style-name="ce35" table:number-columns-repeated="4"/>
          <table:table-cell table:style-name="ce34"/>
          <table:table-cell table:style-name="ce35"/>
        </table:table-row>
        <table:table-row table:style-name="ro13">
          <table:table-cell table:style-name="ce33" office:value-type="string" calcext:value-type="string">
            <text:p>0x07</text:p>
          </table:table-cell>
          <table:table-cell table:number-columns-repeated="2" table:style-name="ce33" office:value-type="string" calcext:value-type="string">
            <text:p>x</text:p>
          </table:table-cell>
          <table:table-cell table:style-name="ce33" office:value-type="float" office:value="2" calcext:value-type="float">
            <text:p>2</text:p>
          </table:table-cell>
          <table:table-cell table:style-name="ce34"/>
          <table:table-cell table:style-name="ce33" office:value-type="float" office:value="1" calcext:value-type="float">
            <text:p>1</text:p>
          </table:table-cell>
        </table:table-row>
        <table:table-row table:style-name="ro13">
          <table:table-cell table:style-name="ce33" office:value-type="string" calcext:value-type="string">
            <text:p>0x07</text:p>
          </table:table-cell>
          <table:table-cell table:number-columns-repeated="2" table:style-name="ce33" office:value-type="string" calcext:value-type="string">
            <text:p>x</text:p>
          </table:table-cell>
          <table:table-cell table:style-name="ce33" office:value-type="float" office:value="3" calcext:value-type="float">
            <text:p>3</text:p>
          </table:table-cell>
          <table:table-cell table:style-name="ce34"/>
          <table:table-cell table:style-name="ce33" office:value-type="float" office:value="4" calcext:value-type="float">
            <text:p>4</text:p>
          </table:table-cell>
        </table:table-row>
        <table:table-row table:style-name="ro13">
          <table:table-cell table:style-name="ce33" office:value-type="string" calcext:value-type="string">
            <text:p>0x07</text:p>
          </table:table-cell>
          <table:table-cell table:number-columns-repeated="2" table:style-name="ce33" office:value-type="string" calcext:value-type="string">
            <text:p>x</text:p>
          </table:table-cell>
          <table:table-cell table:style-name="ce33" office:value-type="float" office:value="4" calcext:value-type="float">
            <text:p>4</text:p>
          </table:table-cell>
          <table:table-cell table:style-name="ce34"/>
          <table:table-cell table:style-name="ce33" office:value-type="float" office:value="8" calcext:value-type="float">
            <text:p>8</text:p>
          </table:table-cell>
        </table:table-row>
        <table:table-row table:style-name="ro13">
          <table:table-cell table:style-name="ce33" office:value-type="string" calcext:value-type="string">
            <text:p>0x07</text:p>
          </table:table-cell>
          <table:table-cell table:number-columns-repeated="2" table:style-name="ce33" office:value-type="string" calcext:value-type="string">
            <text:p>x</text:p>
          </table:table-cell>
          <table:table-cell table:style-name="ce33" office:value-type="float" office:value="5" calcext:value-type="float">
            <text:p>5</text:p>
          </table:table-cell>
          <table:table-cell table:style-name="ce34"/>
          <table:table-cell table:style-name="ce33" office:value-type="float" office:value="3" calcext:value-type="float">
            <text:p>3</text:p>
          </table:table-cell>
        </table:table-row>
        <table:table-row table:style-name="ro14">
          <table:table-cell table:style-name="ce35" table:number-columns-repeated="4"/>
          <table:table-cell table:style-name="ce34"/>
          <table:table-cell table:style-name="ce35"/>
        </table:table-row>
        <table:table-row table:style-name="ro13">
          <table:table-cell table:style-name="ce33" office:value-type="string" calcext:value-type="string">
            <text:p>0x08</text:p>
          </table:table-cell>
          <table:table-cell table:number-columns-repeated="2" table:style-name="ce33" office:value-type="string" calcext:value-type="string">
            <text:p>x</text:p>
          </table:table-cell>
          <table:table-cell table:style-name="ce33" office:value-type="float" office:value="2" calcext:value-type="float">
            <text:p>2</text:p>
          </table:table-cell>
          <table:table-cell table:style-name="ce34"/>
          <table:table-cell table:style-name="ce33" office:value-type="float" office:value="9" calcext:value-type="float">
            <text:p>9</text:p>
          </table:table-cell>
        </table:table-row>
        <table:table-row table:style-name="ro13">
          <table:table-cell table:style-name="ce33" office:value-type="string" calcext:value-type="string">
            <text:p>0x08</text:p>
          </table:table-cell>
          <table:table-cell table:number-columns-repeated="2" table:style-name="ce33" office:value-type="string" calcext:value-type="string">
            <text:p>x</text:p>
          </table:table-cell>
          <table:table-cell table:style-name="ce33" office:value-type="float" office:value="3" calcext:value-type="float">
            <text:p>3</text:p>
          </table:table-cell>
          <table:table-cell table:style-name="ce34"/>
          <table:table-cell table:style-name="ce33" office:value-type="float" office:value="3" calcext:value-type="float">
            <text:p>3</text:p>
          </table:table-cell>
        </table:table-row>
        <table:table-row table:style-name="ro14">
          <table:table-cell table:style-name="ce35" table:number-columns-repeated="4"/>
          <table:table-cell table:style-name="ce34"/>
          <table:table-cell table:style-name="ce35"/>
        </table:table-row>
        <table:table-row table:style-name="ro13">
          <table:table-cell table:style-name="ce33" office:value-type="string" calcext:value-type="string">
            <text:p>0x09</text:p>
          </table:table-cell>
          <table:table-cell table:number-columns-repeated="2" table:style-name="ce33" office:value-type="string" calcext:value-type="string">
            <text:p>x</text:p>
          </table:table-cell>
          <table:table-cell table:style-name="ce33" office:value-type="float" office:value="2" calcext:value-type="float">
            <text:p>2</text:p>
          </table:table-cell>
          <table:table-cell table:style-name="ce34"/>
          <table:table-cell table:style-name="ce33" office:value-type="float" office:value="10" calcext:value-type="float">
            <text:p>10</text:p>
          </table:table-cell>
        </table:table-row>
        <table:table-row table:style-name="ro13">
          <table:table-cell table:style-name="ce33" office:value-type="string" calcext:value-type="string">
            <text:p>0x09</text:p>
          </table:table-cell>
          <table:table-cell table:number-columns-repeated="2" table:style-name="ce33" office:value-type="string" calcext:value-type="string">
            <text:p>x</text:p>
          </table:table-cell>
          <table:table-cell table:style-name="ce33" office:value-type="float" office:value="3" calcext:value-type="float">
            <text:p>3</text:p>
          </table:table-cell>
          <table:table-cell table:style-name="ce34"/>
          <table:table-cell table:style-name="ce33" office:value-type="float" office:value="3" calcext:value-type="float">
            <text:p>3</text:p>
          </table:table-cell>
        </table:table-row>
        <table:table-row table:style-name="ro14">
          <table:table-cell table:style-name="ce35" table:number-columns-repeated="4"/>
          <table:table-cell table:style-name="ce34"/>
          <table:table-cell table:style-name="ce35"/>
        </table:table-row>
        <table:table-row table:style-name="ro13">
          <table:table-cell table:style-name="ce33" office:value-type="string" calcext:value-type="string">
            <text:p>0x0A</text:p>
          </table:table-cell>
          <table:table-cell table:number-columns-repeated="2" table:style-name="ce33" office:value-type="string" calcext:value-type="string">
            <text:p>x</text:p>
          </table:table-cell>
          <table:table-cell table:style-name="ce33" office:value-type="float" office:value="2" calcext:value-type="float">
            <text:p>2</text:p>
          </table:table-cell>
          <table:table-cell table:style-name="ce34"/>
          <table:table-cell table:style-name="ce33" office:value-type="float" office:value="11" calcext:value-type="float">
            <text:p>11</text:p>
          </table:table-cell>
        </table:table-row>
        <table:table-row table:style-name="ro13">
          <table:table-cell table:style-name="ce33" office:value-type="string" calcext:value-type="string">
            <text:p>0x0A</text:p>
          </table:table-cell>
          <table:table-cell table:number-columns-repeated="2" table:style-name="ce33" office:value-type="string" calcext:value-type="string">
            <text:p>x</text:p>
          </table:table-cell>
          <table:table-cell table:style-name="ce33" office:value-type="float" office:value="3" calcext:value-type="float">
            <text:p>3</text:p>
          </table:table-cell>
          <table:table-cell table:style-name="ce34"/>
          <table:table-cell table:style-name="ce33" office:value-type="float" office:value="3" calcext:value-type="float">
            <text:p>3</text:p>
          </table:table-cell>
        </table:table-row>
        <table:table-row table:style-name="ro14">
          <table:table-cell table:style-name="ce35" table:number-columns-repeated="4"/>
          <table:table-cell table:style-name="ce34"/>
          <table:table-cell table:style-name="ce35"/>
        </table:table-row>
        <table:table-row table:style-name="ro13">
          <table:table-cell table:style-name="ce33" office:value-type="string" calcext:value-type="string">
            <text:p>0x0B</text:p>
          </table:table-cell>
          <table:table-cell table:number-columns-repeated="2" table:style-name="ce33" office:value-type="string" calcext:value-type="string">
            <text:p>x</text:p>
          </table:table-cell>
          <table:table-cell table:style-name="ce33" office:value-type="float" office:value="2" calcext:value-type="float">
            <text:p>2</text:p>
          </table:table-cell>
          <table:table-cell table:style-name="ce34"/>
          <table:table-cell table:style-name="ce33" office:value-type="float" office:value="1" calcext:value-type="float">
            <text:p>1</text:p>
          </table:table-cell>
        </table:table-row>
        <table:table-row table:style-name="ro13">
          <table:table-cell table:style-name="ce33" office:value-type="string" calcext:value-type="string">
            <text:p>0x0B</text:p>
          </table:table-cell>
          <table:table-cell table:number-columns-repeated="2" table:style-name="ce33" office:value-type="string" calcext:value-type="string">
            <text:p>x</text:p>
          </table:table-cell>
          <table:table-cell table:style-name="ce33" office:value-type="float" office:value="3" calcext:value-type="float">
            <text:p>3</text:p>
          </table:table-cell>
          <table:table-cell table:style-name="ce34"/>
          <table:table-cell table:style-name="ce33" office:value-type="float" office:value="12" calcext:value-type="float">
            <text:p>12</text:p>
          </table:table-cell>
        </table:table-row>
        <table:table-row table:style-name="ro13">
          <table:table-cell table:style-name="ce33" office:value-type="string" calcext:value-type="string">
            <text:p>0x0B</text:p>
          </table:table-cell>
          <table:table-cell table:number-columns-repeated="2" table:style-name="ce33" office:value-type="string" calcext:value-type="string">
            <text:p>x</text:p>
          </table:table-cell>
          <table:table-cell table:style-name="ce33" office:value-type="float" office:value="4" calcext:value-type="float">
            <text:p>4</text:p>
          </table:table-cell>
          <table:table-cell table:style-name="ce34"/>
          <table:table-cell table:style-name="ce33" office:value-type="float" office:value="3" calcext:value-type="float">
            <text:p>3</text:p>
          </table:table-cell>
        </table:table-row>
        <table:table-row table:style-name="ro14">
          <table:table-cell table:style-name="ce35" table:number-columns-repeated="4"/>
          <table:table-cell table:style-name="ce34"/>
          <table:table-cell table:style-name="ce35"/>
        </table:table-row>
        <table:table-row table:style-name="ro13">
          <table:table-cell table:style-name="ce33" office:value-type="string" calcext:value-type="string">
            <text:p>0x0C</text:p>
          </table:table-cell>
          <table:table-cell table:number-columns-repeated="2" table:style-name="ce33" office:value-type="string" calcext:value-type="string">
            <text:p>x</text:p>
          </table:table-cell>
          <table:table-cell table:style-name="ce33" office:value-type="float" office:value="2" calcext:value-type="float">
            <text:p>2</text:p>
          </table:table-cell>
          <table:table-cell table:style-name="ce34"/>
          <table:table-cell table:style-name="ce33" office:value-type="float" office:value="1" calcext:value-type="float">
            <text:p>1</text:p>
          </table:table-cell>
        </table:table-row>
        <table:table-row table:style-name="ro13">
          <table:table-cell table:style-name="ce33" office:value-type="string" calcext:value-type="string">
            <text:p>0x0C</text:p>
          </table:table-cell>
          <table:table-cell table:style-name="ce33" office:value-type="string" calcext:value-type="string">
            <text:p>x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4"/>
          <table:table-cell table:style-name="ce33" office:value-type="float" office:value="12" calcext:value-type="float">
            <text:p>12</text:p>
          </table:table-cell>
        </table:table-row>
        <table:table-row table:style-name="ro13">
          <table:table-cell table:style-name="ce33" office:value-type="string" calcext:value-type="string">
            <text:p>0x0C</text:p>
          </table:table-cell>
          <table:table-cell table:style-name="ce33" office:value-type="string" calcext:value-type="string">
            <text:p>x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34"/>
          <table:table-cell table:style-name="ce33" office:value-type="float" office:value="3" calcext:value-type="float">
            <text:p>3</text:p>
          </table:table-cell>
        </table:table-row>
        <table:table-row table:style-name="ro13">
          <table:table-cell table:style-name="ce33" office:value-type="string" calcext:value-type="string">
            <text:p>0x0C</text:p>
          </table:table-cell>
          <table:table-cell table:number-columns-repeated="2" table:style-name="ce33" office:value-type="string" calcext:value-type="string">
            <text:p>x</text:p>
          </table:table-cell>
          <table:table-cell table:style-name="ce33" office:value-type="float" office:value="4" calcext:value-type="float">
            <text:p>4</text:p>
          </table:table-cell>
          <table:table-cell table:style-name="ce34"/>
          <table:table-cell table:style-name="ce33" office:value-type="float" office:value="3" calcext:value-type="float">
            <text:p>3</text:p>
          </table:table-cell>
        </table:table-row>
        <table:table-row table:style-name="ro14">
          <table:table-cell table:style-name="ce35" table:number-columns-repeated="4"/>
          <table:table-cell table:style-name="ce34"/>
          <table:table-cell table:style-name="ce35"/>
        </table:table-row>
        <table:table-row table:style-name="ro13">
          <table:table-cell table:style-name="ce33" office:value-type="string" calcext:value-type="string">
            <text:p>0x0D</text:p>
          </table:table-cell>
          <table:table-cell table:number-columns-repeated="2" table:style-name="ce33" office:value-type="string" calcext:value-type="string">
            <text:p>x</text:p>
          </table:table-cell>
          <table:table-cell table:style-name="ce33" office:value-type="float" office:value="2" calcext:value-type="float">
            <text:p>2</text:p>
          </table:table-cell>
          <table:table-cell table:style-name="ce34"/>
          <table:table-cell table:style-name="ce33" office:value-type="float" office:value="1" calcext:value-type="float">
            <text:p>1</text:p>
          </table:table-cell>
        </table:table-row>
        <table:table-row table:style-name="ro13">
          <table:table-cell table:style-name="ce33" office:value-type="string" calcext:value-type="string">
            <text:p>0x0D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x</text:p>
          </table:table-cell>
          <table:table-cell table:style-name="ce33" office:value-type="float" office:value="3" calcext:value-type="float">
            <text:p>3</text:p>
          </table:table-cell>
          <table:table-cell table:style-name="ce34"/>
          <table:table-cell table:style-name="ce33" office:value-type="float" office:value="12" calcext:value-type="float">
            <text:p>12</text:p>
          </table:table-cell>
        </table:table-row>
        <table:table-row table:style-name="ro13">
          <table:table-cell table:style-name="ce33" office:value-type="string" calcext:value-type="string">
            <text:p>0x0D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x</text:p>
          </table:table-cell>
          <table:table-cell table:style-name="ce33" office:value-type="float" office:value="3" calcext:value-type="float">
            <text:p>3</text:p>
          </table:table-cell>
          <table:table-cell table:style-name="ce34"/>
          <table:table-cell table:style-name="ce33" office:value-type="float" office:value="3" calcext:value-type="float">
            <text:p>3</text:p>
          </table:table-cell>
        </table:table-row>
        <table:table-row table:style-name="ro13">
          <table:table-cell table:style-name="ce33" office:value-type="string" calcext:value-type="string">
            <text:p>0x0D</text:p>
          </table:table-cell>
          <table:table-cell table:number-columns-repeated="2" table:style-name="ce33" office:value-type="string" calcext:value-type="string">
            <text:p>x</text:p>
          </table:table-cell>
          <table:table-cell table:style-name="ce33" office:value-type="float" office:value="4" calcext:value-type="float">
            <text:p>4</text:p>
          </table:table-cell>
          <table:table-cell table:style-name="ce34"/>
          <table:table-cell table:style-name="ce33" office:value-type="float" office:value="3" calcext:value-type="float">
            <text:p>3</text:p>
          </table:table-cell>
        </table:table-row>
        <table:table-row table:style-name="ro14">
          <table:table-cell table:style-name="ce35" table:number-columns-repeated="4"/>
          <table:table-cell table:style-name="ce34"/>
          <table:table-cell table:style-name="ce35"/>
        </table:table-row>
        <table:table-row table:style-name="ro13" table:number-rows-repeated="149">
          <table:table-cell table:style-name="ce33" table:number-columns-repeated="4"/>
          <table:table-cell table:style-name="ce34"/>
          <table:table-cell table:style-name="ce33"/>
        </table:table-row>
        <table:table-row table:style-name="ro3" table:number-rows-repeated="91">
          <table:table-cell table:style-name="ce36" table:number-columns-repeated="4"/>
          <table:table-cell table:style-name="ce40"/>
          <table:table-cell table:style-name="ce36"/>
        </table:table-row>
        <table:table-row table:style-name="ro3" table:number-rows-repeated="1048276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5T22:36:44.167027191</meta:creation-date>
    <dc:date>2024-12-28T13:51:24.875818066</dc:date>
    <meta:editing-duration>PT8H36M5S</meta:editing-duration>
    <meta:editing-cycles>20</meta:editing-cycles>
    <meta:generator>LibreOffice/7.4.7.2$Linux_X86_64 LibreOffice_project/40$Build-2</meta:generator>
    <meta:document-statistic meta:table-count="4" meta:cell-count="485" meta:object-count="0"/>
  </office:meta>
</office:document-meta>
</file>